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D4C000005FD000002B009DDC9134F07BA01.emf" manifest:media-type="image/x-emf"/>
  <manifest:file-entry manifest:full-path="Pictures/10000448000007F100000408893651A09CB92D5D.emf" manifest:media-type="image/x-emf"/>
  <manifest:file-entry manifest:full-path="Pictures/10001CEC0000034D000005FC746D9BAC3406FEC5.emf" manifest:media-type="image/x-emf"/>
  <manifest:file-entry manifest:full-path="Pictures/100002010000003A00000028B8A92517705BAA5D.png" manifest:media-type="image/png"/>
  <manifest:file-entry manifest:full-path="Pictures/100002010000020000000200F2796E82A867355B.png" manifest:media-type="image/png"/>
  <manifest:file-entry manifest:full-path="Pictures/1000046C000005FC000004274ADA4BCBBB2EA13A.emf" manifest:media-type="image/x-emf"/>
  <manifest:file-entry manifest:full-path="Pictures/100002010000004D000000274534B32773ADBB08.png" manifest:media-type="image/png"/>
  <manifest:file-entry manifest:full-path="Pictures/10000201000000200000003A7D456620CB228A85.png" manifest:media-type="image/png"/>
  <manifest:file-entry manifest:full-path="Pictures/100002010000020000000200CAD56EFB8A49957C.png" manifest:media-type="image/png"/>
  <manifest:file-entry manifest:full-path="Pictures/100002010000003A0000001A33347226C5A5F3EA.png" manifest:media-type="image/png"/>
  <manifest:file-entry manifest:full-path="Pictures/10000201000006400000064078F06FBBFC5DEF6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2cm" svg:stroke-color="#000000" svg:stroke-opacity="100%" draw:stroke-linejoin="miter" svg:stroke-linecap="butt" draw:fill="none" fo:padding-top="0.126cm" fo:padding-bottom="0.126cm" fo:padding-left="0.251cm" fo:padding-right="0.251cm" draw:shadow="hidden"/>
    </style:style>
    <style:style style:name="gr2" style:family="graphic" style:parent-style-name="standard">
      <style:graphic-properties draw:stroke="solid" svg:stroke-width="0.001cm" svg:stroke-color="#000000" svg:stroke-opacity="100%" draw:stroke-linejoin="miter" svg:stroke-linecap="butt" draw:fill="none" draw:shadow="hidden"/>
    </style:style>
    <style:style style:name="gr3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textarea-vertical-align="middle" fo:min-height="0.331cm" fo:min-width="2.54cm" fo:padding-top="0.141cm" fo:padding-bottom="0.141cm" fo:padding-left="0cm" fo:padding-right="0cm"/>
    </style:style>
    <style:style style:name="gr5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cm" fo:padding-right="0cm"/>
    </style:style>
    <style:style style:name="gr7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2.222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2.265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solid" draw:fill-color="#ffffff" draw:shadow="hidden"/>
    </style:style>
    <style:style style:name="gr12" style:family="graphic" style:parent-style-name="standard">
      <style:graphic-properties draw:stroke="solid" svg:stroke-width="0cm" svg:stroke-color="#000000" svg:stroke-opacity="100%" draw:stroke-linejoin="round" svg:stroke-linecap="round" draw:fill="none" draw:shadow="hidden"/>
    </style:style>
    <style:style style:name="gr13" style:family="graphic" style:parent-style-name="standard">
      <style:graphic-properties draw:stroke="solid" draw:shadow="hidden" style:mirror="none"/>
    </style:style>
    <style:style style:name="gr14" style:family="graphic" style:parent-style-name="standard">
      <style:graphic-properties draw:stroke="solid" svg:stroke-width="0.001cm" svg:stroke-color="#000000" svg:stroke-opacity="100%" draw:stroke-linejoin="round" svg:stroke-linecap="round" draw:fill="none" draw:shadow="hidden"/>
    </style:style>
    <style:style style:name="gr15" style:family="graphic" style:parent-style-name="standard">
      <style:graphic-properties draw:stroke="none" draw:fill="solid" draw:fill-color="#000000" draw:shadow="hidden"/>
    </style:style>
    <style:style style:name="gr16" style:family="graphic" style:parent-style-name="standard">
      <style:graphic-properties draw:stroke="none" draw:fill="none" draw:textarea-vertical-align="middle" fo:min-height="0.376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solid" svg:stroke-width="0.002cm" svg:stroke-color="#000000" svg:stroke-opacity="100%" draw:stroke-linejoin="round" svg:stroke-linecap="round" draw:fill="none" fo:padding-top="0.126cm" fo:padding-bottom="0.126cm" fo:padding-left="0.251cm" fo:padding-right="0.251cm" draw:shadow="hidden"/>
    </style:style>
    <style:style style:name="gr18" style:family="graphic" style:parent-style-name="standard">
      <style:graphic-properties draw:stroke="dash" draw:stroke-dash="_31_11" svg:stroke-width="0.002cm" svg:stroke-color="#000000" svg:stroke-opacity="100%" draw:stroke-linejoin="round" svg:stroke-linecap="round" draw:fill="none" fo:padding-top="0.126cm" fo:padding-bottom="0.126cm" fo:padding-left="0.251cm" fo:padding-right="0.251cm" draw:shadow="hidden"/>
    </style:style>
    <style:style style:name="gr19" style:family="graphic" style:parent-style-name="standard">
      <style:graphic-properties draw:stroke="none" draw:fill="none" draw:textarea-vertical-align="middle" fo:min-height="0.751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none" draw:textarea-vertical-align="middle" fo:min-height="0.903cm" fo:min-width="2.54cm" fo:padding-top="0.141cm" fo:padding-bottom="0.141cm" fo:padding-left="0.141cm" fo:padding-right="0.141cm"/>
    </style:style>
    <style:style style:name="gr21" style:family="graphic" style:parent-style-name="objectwithoutfill">
      <style:graphic-properties draw:stroke="dash" draw:stroke-dash="Ultrafine_20_Dashed" svg:stroke-width="0.141cm" draw:marker-start-width="0.413cm" draw:marker-end-width="0.413cm" draw:fill="none" draw:textarea-vertical-align="middle" fo:padding-top="0.194cm" fo:padding-bottom="0.194cm" fo:padding-left="0.319cm" fo:padding-right="0.319cm"/>
    </style:style>
    <style:style style:name="gr22" style:family="graphic" style:parent-style-name="objectwithoutfill">
      <style:graphic-properties draw:stroke="dash" draw:stroke-dash="Ultrafine_20_Dashed"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23" style:family="graphic" style:parent-style-name="objectwithoutfill">
      <style:graphic-properties draw:stroke="dash" draw:stroke-dash="Ultrafine_20_Dashed" svg:stroke-width="0.141cm" draw:marker-start-width="0.41cm" draw:marker-end-width="0.41cm" draw:fill="none" draw:textarea-vertical-align="middle" fo:padding-top="0.194cm" fo:padding-bottom="0.194cm" fo:padding-left="0.319cm" fo:padding-right="0.319cm"/>
    </style:style>
    <style:style style:name="gr24" style:family="graphic" style:parent-style-name="objectwithoutfill">
      <style:graphic-properties draw:stroke="dash" draw:stroke-dash="Ultrafine_20_Dashed" svg:stroke-width="0.141cm" draw:marker-start-width="0.413cm" draw:marker-end="" draw:marker-end-width="0.413cm" draw:fill="none" draw:textarea-vertical-align="middle" fo:padding-top="0.194cm" fo:padding-bottom="0.194cm" fo:padding-left="0.319cm" fo:padding-right="0.319cm"/>
    </style:style>
    <style:style style:name="gr25" style:family="graphic" style:parent-style-name="objectwithoutfill">
      <style:graphic-properties draw:stroke="solid" draw:fill="none" draw:textarea-vertical-align="middle"/>
    </style:style>
    <style:style style:name="gr26" style:family="graphic" style:parent-style-name="objectwithoutfill">
      <style:graphic-properties draw:stroke="dash" draw:stroke-dash="_31_11" draw:fill="none" draw:textarea-vertical-align="middle"/>
    </style:style>
    <style:style style:name="gr27" style:family="graphic" style:parent-style-name="objectwithoutfill">
      <style:graphic-properties draw:stroke="dash" draw:stroke-dash="_31_11" svg:stroke-width="0.035cm" draw:marker-start="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draw:stroke="none" draw:fill="none" draw:textarea-vertical-align="middle"/>
    </style:style>
    <style:style style:name="gr30" style:family="graphic" style:parent-style-name="objectwithoutfill">
      <style:graphic-properties svg:stroke-width="0.141cm" draw:marker-start-width="0.413cm" draw:marker-end-width="0.413cm" draw:fill="none" draw:textarea-vertical-align="middle" fo:padding-top="0.194cm" fo:padding-bottom="0.194cm" fo:padding-left="0.319cm" fo:padding-right="0.319cm"/>
    </style:style>
    <style:style style:name="gr31" style:family="graphic" style:parent-style-name="standard">
      <style:graphic-properties draw:stroke="none" draw:fill="none" draw:textarea-vertical-align="middle" fo:min-height="1.488cm" fo:min-width="2.54cm" fo:padding-top="0.141cm" fo:padding-bottom="0.141cm" fo:padding-left="0.141cm" fo:padding-right="0.141cm"/>
    </style:style>
    <style:style style:name="gr32" style:family="graphic" style:parent-style-name="objectwithoutfill">
      <style:graphic-properties draw:stroke="solid" draw:stroke-dash="Ultrafine_20_Dashed" draw:fill="none" draw:textarea-vertical-align="middle"/>
    </style:style>
    <style:style style:name="gr3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8pt" style:font-size-asian="8pt" style:font-size-complex="8pt"/>
    </style:style>
    <style:style style:name="T1" style:family="text">
      <style:text-properties fo:color="#000000" style:font-name="Arial" fo:font-size="7pt" fo:font-style="italic" style:font-name-asian="Arial" style:font-size-asian="7pt" style:font-style-asian="italic" style:font-name-complex="Arial" style:font-size-complex="7pt" style:font-style-complex="italic"/>
    </style:style>
    <style:style style:name="T2" style:family="text">
      <style:text-properties fo:color="#000000" style:font-name="Arial" fo:font-size="8pt" fo:font-style="italic" style:font-name-asian="Arial" style:font-size-asian="8pt" style:font-style-asian="italic" style:font-name-complex="Arial" style:font-size-complex="8pt" style:font-style-complex="italic"/>
    </style:style>
    <style:style style:name="T3" style:family="text"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4" style:family="text">
      <style:text-properties fo:color="#000000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T5" style:family="text">
      <style:text-properties fo:color="#000000" style:font-name="Arial" fo:font-size="24pt" fo:font-style="italic" style:font-name-asian="Arial" style:font-size-asian="24pt" style:font-style-asian="italic" style:font-name-complex="Arial" style:font-size-complex="24pt" style:font-style-complex="italic"/>
    </style:style>
    <style:style style:name="T6" style:family="text">
      <style:text-properties fo:color="#000000" style:font-name="Arial" fo:font-size="20pt" fo:font-style="italic" style:font-name-asian="Arial" style:font-size-asian="20pt" style:font-style-asian="italic" style:font-name-complex="Arial" style:font-size-complex="20pt" style:font-style-complex="italic"/>
    </style:style>
    <style:style style:name="T7" style:family="text">
      <style:text-properties fo:color="#000000" style:font-name="Times New Roman" fo:font-size="8pt" style:font-name-asian="Times New Roman" style:font-size-asian="8pt" style:font-name-complex="Times New Roman" style:font-size-complex="8pt"/>
    </style:style>
    <style:style style:name="T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аница-1" draw:style-name="dp1" draw:master-page-name="PM0">
        <draw:line draw:style-name="gr1" draw:text-style-name="P1" draw:layer="layout" svg:x1="41.499cm" svg:y1="23.65cm" svg:x2="23cm" svg:y2="23.65cm">
          <text:p/>
        </draw:line>
        <draw:line draw:style-name="gr1" draw:text-style-name="P1" draw:layer="layout" svg:x1="23cm" svg:y1="23.65cm" svg:x2="23cm" svg:y2="29.149cm">
          <text:p/>
        </draw:line>
        <draw:line draw:style-name="gr1" draw:text-style-name="P1" draw:layer="layout" svg:x1="36.5cm" svg:y1="29.149cm" svg:x2="36.5cm" svg:y2="25.15cm">
          <text:p/>
        </draw:line>
        <draw:line draw:style-name="gr1" draw:text-style-name="P1" draw:layer="layout" svg:x1="29.5cm" svg:y1="29.149cm" svg:x2="29.5cm" svg:y2="23.65cm">
          <text:p/>
        </draw:line>
        <draw:line draw:style-name="gr1" draw:text-style-name="P1" draw:layer="layout" svg:x1="28.5cm" svg:y1="23.65cm" svg:x2="28.5cm" svg:y2="29.149cm">
          <text:p/>
        </draw:line>
        <draw:line draw:style-name="gr1" draw:text-style-name="P1" draw:layer="layout" svg:x1="27cm" svg:y1="23.65cm" svg:x2="27cm" svg:y2="29.149cm">
          <text:p/>
        </draw:line>
        <draw:line draw:style-name="gr1" draw:text-style-name="P1" draw:layer="layout" svg:x1="24.7cm" svg:y1="23.65cm" svg:x2="24.7cm" svg:y2="29.149cm">
          <text:p/>
        </draw:line>
        <draw:line draw:style-name="gr1" draw:text-style-name="P1" draw:layer="layout" svg:x1="23.7cm" svg:y1="23.65cm" svg:x2="23.7cm" svg:y2="26.15cm">
          <text:p/>
        </draw:line>
        <draw:line draw:style-name="gr1" draw:text-style-name="P1" draw:layer="layout" svg:x1="29.5cm" svg:y1="25.15cm" svg:x2="41.499cm" svg:y2="25.15cm">
          <text:p/>
        </draw:line>
        <draw:line draw:style-name="gr1" draw:text-style-name="P1" draw:layer="layout" svg:x1="36.5cm" svg:y1="27.15cm" svg:x2="41.499cm" svg:y2="27.15cm">
          <text:p/>
        </draw:line>
        <draw:line draw:style-name="gr1" draw:text-style-name="P1" draw:layer="layout" svg:x1="29.5cm" svg:y1="27.65cm" svg:x2="41.499cm" svg:y2="27.65cm">
          <text:p/>
        </draw:line>
        <draw:g>
          <draw:line draw:style-name="gr2" draw:text-style-name="P1" draw:layer="layout" svg:x1="23cm" svg:y1="24.15cm" svg:x2="29.499cm" svg:y2="24.15cm">
            <text:p/>
          </draw:line>
          <draw:frame draw:style-name="gr3" draw:text-style-name="P1" draw:layer="layout" svg:width="6.5cm" svg:height="1.219cm" svg:x="23cm" svg:y="23.541cm">
            <draw:text-box>
              <text:p/>
            </draw:text-box>
          </draw:frame>
        </draw:g>
        <draw:line draw:style-name="gr2" draw:text-style-name="P1" draw:layer="layout" svg:x1="23cm" svg:y1="27.15cm" svg:x2="29.499cm" svg:y2="27.15cm">
          <text:p/>
        </draw:line>
        <draw:line draw:style-name="gr2" draw:text-style-name="P1" draw:layer="layout" svg:x1="23cm" svg:y1="27.65cm" svg:x2="29.499cm" svg:y2="27.65cm">
          <text:p/>
        </draw:line>
        <draw:line draw:style-name="gr2" draw:text-style-name="P1" draw:layer="layout" svg:x1="23cm" svg:y1="28.15cm" svg:x2="29.499cm" svg:y2="28.15cm">
          <text:p/>
        </draw:line>
        <draw:line draw:style-name="gr2" draw:text-style-name="P1" draw:layer="layout" svg:x1="23cm" svg:y1="28.65cm" svg:x2="29.499cm" svg:y2="28.65cm">
          <text:p/>
        </draw:line>
        <draw:line draw:style-name="gr2" draw:text-style-name="P1" draw:layer="layout" svg:x1="37cm" svg:y1="25.65cm" svg:x2="37cm" svg:y2="27.149cm">
          <text:p/>
        </draw:line>
        <draw:frame draw:style-name="gr4" draw:text-style-name="P1" draw:layer="layout" svg:width="0.7cm" svg:height="0.613cm" svg:x="23cm" svg:y="25.594cm">
          <draw:text-box>
            <text:p text:style-name="P2"><text:span text:style-name="T1">Изюм</text:span></text:p>
          </draw:text-box>
        </draw:frame>
        <draw:frame draw:style-name="gr5" draw:text-style-name="P1" draw:layer="layout" svg:width="1.2cm" svg:height="0.664cm" svg:x="23.6cm" svg:y="25.568cm">
          <draw:text-box>
            <text:p text:style-name="P2"><text:span text:style-name="T2">Лист</text:span></text:p>
          </draw:text-box>
        </draw:frame>
        <draw:frame draw:style-name="gr5" draw:text-style-name="P1" draw:layer="layout" svg:width="1.7cm" svg:height="0.664cm" svg:x="23cm" svg:y="26.068cm">
          <draw:text-box>
            <text:p text:style-name="P3"><text:span text:style-name="T2">Разраб.</text:span></text:p>
          </draw:text-box>
        </draw:frame>
        <draw:frame draw:style-name="gr5" draw:text-style-name="P1" draw:layer="layout" svg:width="1.7cm" svg:height="0.664cm" svg:x="23cm" svg:y="26.568cm">
          <draw:text-box>
            <text:p text:style-name="P3"><text:span text:style-name="T2">Пров.</text:span></text:p>
          </draw:text-box>
        </draw:frame>
        <draw:frame draw:style-name="gr5" draw:text-style-name="P1" draw:layer="layout" svg:width="2.3cm" svg:height="0.664cm" svg:x="24.7cm" svg:y="25.568cm">
          <draw:text-box>
            <text:p text:style-name="P2"><text:span text:style-name="T2">N докум.</text:span></text:p>
          </draw:text-box>
        </draw:frame>
        <draw:frame draw:style-name="gr5" draw:text-style-name="P1" draw:layer="layout" svg:width="1.5cm" svg:height="0.664cm" svg:x="27cm" svg:y="25.568cm">
          <draw:text-box>
            <text:p text:style-name="P2"><text:span text:style-name="T2">Подп.</text:span></text:p>
          </draw:text-box>
        </draw:frame>
        <draw:frame draw:style-name="gr5" draw:text-style-name="P1" draw:layer="layout" svg:width="1.2cm" svg:height="0.664cm" svg:x="28.4cm" svg:y="25.568cm">
          <draw:text-box>
            <text:p text:style-name="P2"><text:span text:style-name="T2">Дата</text:span></text:p>
          </draw:text-box>
        </draw:frame>
        <draw:frame draw:style-name="gr5" draw:text-style-name="P1" draw:layer="layout" svg:width="1.5cm" svg:height="0.664cm" svg:x="36.5cm" svg:y="25.068cm">
          <draw:text-box>
            <text:p text:style-name="P2"><text:span text:style-name="T2">Лит.</text:span></text:p>
          </draw:text-box>
        </draw:frame>
        <draw:frame draw:style-name="gr6" draw:text-style-name="P1" draw:layer="layout" svg:width="1.25cm" svg:height="0.664cm" svg:x="36.5cm" svg:y="27.068cm">
          <draw:text-box>
            <text:p text:style-name="P2"><text:span text:style-name="T2">Лист</text:span></text:p>
          </draw:text-box>
        </draw:frame>
        <draw:frame draw:style-name="gr5" draw:text-style-name="P1" draw:layer="layout" svg:width="1.5cm" svg:height="0.664cm" svg:x="38.5cm" svg:y="27.068cm">
          <draw:text-box>
            <text:p text:style-name="P2"><text:span text:style-name="T2">Листов</text:span></text:p>
          </draw:text-box>
        </draw:frame>
        <draw:frame draw:style-name="gr5" draw:text-style-name="P1" draw:layer="layout" svg:width="0.5cm" svg:height="0.664cm" svg:x="37cm" svg:y="26.068cm">
          <draw:text-box>
            <text:p text:style-name="P2"><text:span text:style-name="T2">У</text:span></text:p>
          </draw:text-box>
        </draw:frame>
        <draw:frame draw:style-name="gr5" draw:text-style-name="P1" draw:layer="layout" svg:width="0.75cm" svg:height="0.664cm" svg:x="37.75cm" svg:y="27.068cm">
          <draw:text-box>
            <text:p text:style-name="P2"><text:span text:style-name="T2">1</text:span></text:p>
          </draw:text-box>
        </draw:frame>
        <draw:frame draw:style-name="gr5" draw:text-style-name="P1" draw:layer="layout" svg:width="1.5cm" svg:height="0.664cm" svg:x="40cm" svg:y="27.068cm">
          <draw:text-box>
            <text:p text:style-name="P2"><text:span text:style-name="T2">1</text:span></text:p>
          </draw:text-box>
        </draw:frame>
        <draw:frame draw:style-name="gr7" draw:text-style-name="P1" draw:layer="layout" svg:width="5cm" svg:height="1.5cm" svg:x="36.5cm" svg:y="27.65cm">
          <draw:text-box>
            <text:p text:style-name="P2"><text:span text:style-name="T3">ЭВМ, гр. 550503</text:span></text:p>
          </draw:text-box>
        </draw:frame>
        <draw:line draw:style-name="gr1" draw:text-style-name="P1" draw:layer="layout" svg:x1="36.5cm" svg:y1="25.65cm" svg:x2="41.499cm" svg:y2="25.65cm">
          <text:p/>
        </draw:line>
        <draw:line draw:style-name="gr1" draw:text-style-name="P1" draw:layer="layout" svg:x1="38cm" svg:y1="27.15cm" svg:x2="38cm" svg:y2="25.15cm">
          <text:p/>
        </draw:line>
        <draw:line draw:style-name="gr2" draw:text-style-name="P1" draw:layer="layout" svg:x1="37.5cm" svg:y1="25.65cm" svg:x2="37.5cm" svg:y2="27.149cm">
          <text:p/>
        </draw:line>
        <draw:line draw:style-name="gr1" draw:text-style-name="P1" draw:layer="layout" svg:x1="38.5cm" svg:y1="27.65cm" svg:x2="38.5cm" svg:y2="27.15cm">
          <text:p/>
        </draw:line>
        <draw:line draw:style-name="gr1" draw:text-style-name="P1" draw:layer="layout" svg:x1="39.7cm" svg:y1="27.149cm" svg:x2="39.7cm" svg:y2="25.15cm">
          <text:p/>
        </draw:line>
        <draw:frame draw:style-name="gr5" draw:text-style-name="P1" draw:layer="layout" svg:width="1.7cm" svg:height="0.664cm" svg:x="38cm" svg:y="25.068cm">
          <draw:text-box>
            <text:p text:style-name="P2"><text:span text:style-name="T2">Масса</text:span></text:p>
          </draw:text-box>
        </draw:frame>
        <draw:frame draw:style-name="gr5" draw:text-style-name="P1" draw:layer="layout" svg:width="1.8cm" svg:height="0.664cm" svg:x="39.7cm" svg:y="25.068cm">
          <draw:text-box>
            <text:p text:style-name="P2"><text:span text:style-name="T2">Масштаб</text:span></text:p>
          </draw:text-box>
        </draw:frame>
        <draw:g>
          <draw:line draw:style-name="gr2" draw:text-style-name="P1" draw:layer="layout" svg:x1="23cm" svg:y1="24.65cm" svg:x2="29.499cm" svg:y2="24.65cm">
            <text:p/>
          </draw:line>
          <draw:frame draw:style-name="gr3" draw:text-style-name="P1" draw:layer="layout" svg:width="6.5cm" svg:height="1.219cm" svg:x="23cm" svg:y="24.041cm">
            <draw:text-box>
              <text:p/>
            </draw:text-box>
          </draw:frame>
        </draw:g>
        <draw:g>
          <draw:line draw:style-name="gr2" draw:text-style-name="P1" draw:layer="layout" svg:x1="23cm" svg:y1="25.15cm" svg:x2="29.499cm" svg:y2="25.15cm">
            <text:p/>
          </draw:line>
          <draw:frame draw:style-name="gr3" draw:text-style-name="P1" draw:layer="layout" svg:width="6.5cm" svg:height="1.219cm" svg:x="23cm" svg:y="24.541cm">
            <draw:text-box>
              <text:p/>
            </draw:text-box>
          </draw:frame>
        </draw:g>
        <draw:line draw:style-name="gr1" draw:text-style-name="P1" draw:layer="layout" svg:x1="29.499cm" svg:y1="25.65cm" svg:x2="23cm" svg:y2="25.65cm">
          <text:p/>
        </draw:line>
        <draw:line draw:style-name="gr1" draw:text-style-name="P1" draw:layer="layout" svg:x1="29.499cm" svg:y1="26.15cm" svg:x2="23cm" svg:y2="26.15cm">
          <text:p/>
        </draw:line>
        <draw:g>
          <draw:line draw:style-name="gr2" draw:text-style-name="P1" draw:layer="layout" svg:x1="23cm" svg:y1="26.65cm" svg:x2="29.499cm" svg:y2="26.65cm">
            <text:p/>
          </draw:line>
          <draw:frame draw:style-name="gr3" draw:text-style-name="P1" draw:layer="layout" svg:width="6.5cm" svg:height="1.219cm" svg:x="23cm" svg:y="26.041cm">
            <draw:text-box>
              <text:p/>
            </draw:text-box>
          </draw:frame>
        </draw:g>
        <draw:frame draw:style-name="gr8" draw:text-style-name="P1" draw:layer="layout" svg:width="7.009cm" svg:height="2.504cm" svg:x="29.485cm" svg:y="25.143cm">
          <draw:text-box>
            <text:p text:style-name="P2"><text:span text:style-name="T4">Функциональная схема сети. Схема СКС функциональная</text:span></text:p>
          </draw:text-box>
        </draw:frame>
        <draw:frame draw:style-name="gr7" draw:text-style-name="P1" draw:layer="layout" svg:width="12cm" svg:height="1.5cm" svg:x="29.5cm" svg:y="23.65cm">
          <draw:text-box>
            <text:p text:style-name="P2"><text:span text:style-name="T5">ГУИР.400201.15 С2</text:span></text:p>
          </draw:text-box>
        </draw:frame>
        <draw:g>
          <draw:line draw:style-name="gr1" draw:text-style-name="P1" draw:layer="layout" svg:x1="2.05cm" svg:y1="1.95cm" svg:x2="9cm" svg:y2="1.95cm">
            <text:p/>
          </draw:line>
          <draw:frame draw:style-name="gr3" draw:text-style-name="P1" draw:layer="layout" svg:width="6.95cm" svg:height="1.219cm" draw:transform="rotate (-3.14159265358979) translate (9cm 2.559cm)">
            <draw:text-box>
              <text:p/>
            </draw:text-box>
          </draw:frame>
        </draw:g>
        <draw:g>
          <draw:line draw:style-name="gr1" draw:text-style-name="P1" draw:layer="layout" svg:x1="9cm" svg:y1="1.949cm" svg:x2="9cm" svg:y2="0.45cm">
            <text:p/>
          </draw:line>
          <draw:frame draw:style-name="gr3" draw:text-style-name="P1" draw:layer="layout" svg:width="1.5cm" svg:height="1.219cm" draw:transform="rotate (-1.5707963267949) translate (9.609cm 0.45cm)">
            <draw:text-box>
              <text:p/>
            </draw:text-box>
          </draw:frame>
        </draw:g>
        <draw:frame draw:style-name="gr9" draw:text-style-name="P1" draw:layer="layout" svg:width="7cm" svg:height="1.5cm" svg:x="2cm" svg:y="0.45cm">
          <draw:text-box>
            <text:p/>
          </draw:text-box>
        </draw:frame>
        <draw:frame draw:style-name="gr5" draw:text-style-name="P1" draw:layer="layout" svg:width="2.5cm" svg:height="0.664cm" svg:x="24.7cm" svg:y="26.068cm">
          <draw:text-box>
            <text:p text:style-name="P3"><text:span text:style-name="T2">Пантелей</text:span></text:p>
          </draw:text-box>
        </draw:frame>
        <draw:frame draw:style-name="gr5" draw:text-style-name="P1" draw:layer="layout" svg:width="2.3cm" svg:height="0.664cm" svg:x="24.7cm" svg:y="26.568cm">
          <draw:text-box>
            <text:p text:style-name="P3"><text:span text:style-name="T2">Глецевич</text:span></text:p>
          </draw:text-box>
        </draw:frame>
        <draw:frame draw:style-name="gr10" draw:text-style-name="P4" draw:layer="layout" svg:width="7cm" svg:height="2.547cm" draw:transform="rotate (-3.14159265358979) translate (9cm 2.473cm)">
          <draw:text-box>
            <text:p text:style-name="P2"><text:span text:style-name="T6">ГУИР.400201.15 С2</text:span></text:p>
          </draw:text-box>
        </draw:frame>
        <draw:frame draw:style-name="gr5" draw:text-style-name="P1" draw:layer="layout" svg:width="1.7cm" svg:height="0.664cm" svg:x="23cm" svg:y="28.068cm">
          <draw:text-box>
            <text:p text:style-name="P3"><text:span text:style-name="T2">Н. контр.</text:span></text:p>
          </draw:text-box>
        </draw:frame>
        <draw:frame draw:style-name="gr5" draw:text-style-name="P1" draw:layer="layout" svg:width="1.7cm" svg:height="0.664cm" svg:x="23cm" svg:y="28.568cm">
          <draw:text-box>
            <text:p text:style-name="P3"><text:span text:style-name="T2">Утв.</text:span></text:p>
          </draw:text-box>
        </draw:frame>
        <draw:frame draw:style-name="gr5" draw:text-style-name="P1" draw:layer="layout" svg:width="1.7cm" svg:height="0.664cm" svg:x="23cm" svg:y="27.068cm">
          <draw:text-box>
            <text:p text:style-name="P3"><text:span text:style-name="T2">Т. контр.</text:span></text:p>
          </draw:text-box>
        </draw:frame>
        <draw:frame draw:style-name="gr5" draw:text-style-name="P1" draw:layer="layout" svg:width="1.7cm" svg:height="0.664cm" svg:x="23cm" svg:y="27.568cm">
          <draw:text-box>
            <text:p text:style-name="P3"><text:span text:style-name="T2">Реценз.</text:span></text:p>
          </draw:text-box>
        </draw:frame>
        <draw:g>
          <draw:polygon draw:style-name="gr11" draw:text-style-name="P5" draw:layer="layout" svg:width="4.16cm" svg:height="4.6cm" svg:x="27cm" svg:y="242.806cm" svg:viewBox="0 0 4161 4601" draw:points="4001,4601 4001,3301 4161,3301 4161,1299 4001,1299 4000,0 0,0 0,1299 0,3301 0,4601">
            <text:p/>
          </draw:polygon>
          <draw:polygon draw:style-name="gr12" draw:text-style-name="P1" draw:layer="layout" svg:width="4.16cm" svg:height="4.6cm" svg:x="27cm" svg:y="242.806cm" svg:viewBox="0 0 4161 4601" draw:points="4001,4601 4001,3301 4161,3301 4161,1299 4001,1299 4000,0 0,0 0,1299 0,3301 0,4601">
            <text:p/>
          </draw:polygon>
        </draw:g>
        <draw:path draw:style-name="gr12" draw:text-style-name="P1" draw:layer="layout" svg:width="4cm" svg:height="4.6cm" svg:x="27cm" svg:y="242.806cm" svg:viewBox="0 0 4001 4601" svg:d="M0 0l4001 4601M0 4601l4001-4601">
          <text:p/>
        </draw:path>
        <draw:g>
          <draw:path draw:style-name="gr11" draw:text-style-name="P5" draw:layer="layout" svg:width="0.25cm" svg:height="5.2cm" svg:x="31.2cm" svg:y="242.505cm" svg:viewBox="0 0 251 5201" svg:d="M0 5201h251v-1600h-251zM0 0h251v1599h-251z">
            <text:p/>
          </draw:path>
          <draw:path draw:style-name="gr12" draw:text-style-name="P1" draw:layer="layout" svg:width="4.45cm" svg:height="5.2cm" svg:x="27cm" svg:y="242.505cm" svg:viewBox="0 0 4451 5201" svg:d="M4200 0h-4200M4201 5201h-4201M4201 5201h250v-1600h-250zM4200 0h250l1 1599h-250z">
            <text:p/>
          </draw:path>
        </draw:g>
        <draw:g>
          <draw:polygon draw:style-name="gr1" draw:text-style-name="P1" draw:layer="layout" svg:width="39.5cm" svg:height="28.7cm" svg:x="2.001cm" svg:y="0.451cm" svg:viewBox="0 0 39501 28701" draw:points="39501,28700 39501,0 0,0 0,28701">
            <text:p/>
          </draw:polygon>
        </draw:g>
        <draw:g>
          <draw:polygon draw:style-name="gr2" draw:text-style-name="P1" draw:layer="layout" svg:width="42cm" svg:height="29.7cm" svg:x="0.001cm" svg:y="-0.049cm" svg:viewBox="0 0 42001 29701" draw:points="42001,29701 42001,0 0,0 0,29701">
            <text:p/>
          </draw:polygon>
        </draw:g>
        <draw:frame draw:style-name="gr13" draw:layer="layout" svg:width="1.532cm" svg:height="0.687cm" svg:x="27.612cm" svg:y="19.009cm">
          <draw:image xlink:href="Pictures/10000D4C000005FD000002B009DDC9134F07BA01.emf" xlink:type="simple" xlink:show="embed" xlink:actuate="onLoad" loext:mime-type="image/x-emf">
            <text:p/>
          </draw:image>
          <draw:image xlink:href="Pictures/100002010000003A0000001A33347226C5A5F3EA.png" xlink:type="simple" xlink:show="embed" xlink:actuate="onLoad" loext:mime-type="image/png"/>
        </draw:frame>
        <draw:g>
          <draw:path draw:style-name="gr11" draw:text-style-name="P5" draw:layer="layout" svg:width="0.687cm" svg:height="1.3cm" svg:x="27.95cm" svg:y="19.852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27.95cm" svg:y="19.852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28.002cm" svg:y="20.037cm" svg:viewBox="0 0 584 957" draw:points="0,957 584,957 584,0 0,0">
            <text:p/>
          </draw:polygon>
          <draw:polygon draw:style-name="gr14" draw:text-style-name="P1" draw:layer="layout" svg:width="0.583cm" svg:height="0.956cm" svg:x="28.002cm" svg:y="20.037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8.186cm" svg:y="21.041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8.208cm" svg:y1="19.959cm" svg:x2="28.379cm" svg:y2="19.959cm">
            <text:p/>
          </draw:line>
        </draw:g>
        <draw:frame draw:style-name="gr13" draw:layer="layout" svg:width="0.844cm" svg:height="1.531cm" svg:x="28.001cm" svg:y="17.17cm">
          <draw:image xlink:href="Pictures/10001CEC0000034D000005FC746D9BAC3406FEC5.emf" xlink:type="simple" xlink:show="embed" xlink:actuate="onLoad" loext:mime-type="image/x-emf">
            <text:p/>
          </draw:image>
          <draw:image xlink:href="Pictures/10000201000000200000003A7D456620CB228A85.png" xlink:type="simple" xlink:show="embed" xlink:actuate="onLoad" loext:mime-type="image/png"/>
        </draw:frame>
        <draw:frame draw:style-name="gr13" draw:layer="layout" svg:width="1.531cm" svg:height="1.062cm" svg:x="33.635cm" svg:y="17.151cm">
          <draw:image xlink:href="Pictures/1000046C000005FC000004274ADA4BCBBB2EA13A.emf" xlink:type="simple" xlink:show="embed" xlink:actuate="onLoad" loext:mime-type="image/x-emf">
            <text:p/>
          </draw:image>
          <draw:image xlink:href="Pictures/100002010000003A00000028B8A92517705BAA5D.png" xlink:type="simple" xlink:show="embed" xlink:actuate="onLoad" loext:mime-type="image/png"/>
        </draw:frame>
        <draw:frame draw:style-name="gr16" draw:text-style-name="P1" draw:layer="layout" svg:width="2.4cm" svg:height="0.658cm" svg:x="28.801cm" svg:y="17.707cm">
          <draw:text-box>
            <text:p text:style-name="P2"><text:span text:style-name="T7">Сервер</text:span></text:p>
          </draw:text-box>
        </draw:frame>
        <draw:frame draw:style-name="gr16" draw:text-style-name="P1" draw:layer="layout" svg:width="3.8cm" svg:height="0.658cm" svg:x="29.401cm" svg:y="18.907cm">
          <draw:text-box>
            <text:p text:style-name="P2"><text:span text:style-name="T7">Беспроводная точка доступа</text:span></text:p>
          </draw:text-box>
        </draw:frame>
        <draw:frame draw:style-name="gr16" draw:text-style-name="P1" draw:layer="layout" svg:width="2.4cm" svg:height="0.658cm" svg:x="29.001cm" svg:y="20.037cm">
          <draw:text-box>
            <text:p text:style-name="P2"><text:span text:style-name="T7">Смартфон</text:span></text:p>
          </draw:text-box>
        </draw:frame>
        <draw:frame draw:style-name="gr16" draw:text-style-name="P1" draw:layer="layout" svg:width="2.4cm" svg:height="0.658cm" svg:x="35.401cm" svg:y="17.307cm">
          <draw:text-box>
            <text:p text:style-name="P2"><text:span text:style-name="T7">Маршрутизатор</text:span></text:p>
          </draw:text-box>
        </draw:frame>
        <draw:frame draw:style-name="gr16" draw:text-style-name="P1" draw:layer="layout" svg:width="2.4cm" svg:height="0.658cm" svg:x="35.001cm" svg:y="18.637cm">
          <draw:text-box>
            <text:p text:style-name="P2"><text:span text:style-name="T7">ПК</text:span></text:p>
          </draw:text-box>
        </draw:frame>
        <draw:frame draw:style-name="gr13" draw:layer="layout" svg:width="2.032cm" svg:height="1.031cm" svg:x="33.369cm" svg:y="19.901cm">
          <draw:image xlink:href="Pictures/10000448000007F100000408893651A09CB92D5D.emf" xlink:type="simple" xlink:show="embed" xlink:actuate="onLoad" loext:mime-type="image/x-emf">
            <text:p/>
          </draw:image>
          <draw:image xlink:href="Pictures/100002010000004D000000274534B32773ADBB08.png" xlink:type="simple" xlink:show="embed" xlink:actuate="onLoad" loext:mime-type="image/png"/>
        </draw:frame>
        <draw:frame draw:style-name="gr16" draw:text-style-name="P1" draw:layer="layout" svg:width="2.4cm" svg:height="0.658cm" svg:x="35.301cm" svg:y="19.907cm">
          <draw:text-box>
            <text:p text:style-name="P2"><text:span text:style-name="T7">Коммутатор</text:span></text:p>
          </draw:text-box>
        </draw:frame>
        <draw:polyline draw:style-name="gr17" draw:text-style-name="P1" draw:layer="layout" svg:width="4.031cm" svg:height="0.016cm" svg:x="33.324cm" svg:y="21.369cm" svg:viewBox="0 0 4032 17" draw:points="0,0 4032,0 4032,17">
          <text:p/>
        </draw:polyline>
        <draw:polyline draw:style-name="gr18" draw:text-style-name="P1" draw:layer="layout" svg:width="4.031cm" svg:height="0cm" svg:x="33.324cm" svg:y="22.101cm" svg:viewBox="0 0 4032 0" draw:points="0,0 4032,0 4032,0">
          <text:p/>
        </draw:polyline>
        <draw:frame draw:style-name="gr16" draw:text-style-name="P1" draw:layer="layout" svg:width="2.4cm" svg:height="0.658cm" svg:x="37.856cm" svg:y="21.018cm">
          <draw:text-box>
            <text:p text:style-name="P2"><text:span text:style-name="T7">Прямой кабель</text:span></text:p>
          </draw:text-box>
        </draw:frame>
        <draw:frame draw:style-name="gr19" draw:text-style-name="P1" draw:layer="layout" svg:width="2.4cm" svg:height="1.033cm" svg:x="37.84cm" svg:y="21.563cm">
          <draw:text-box>
            <text:p text:style-name="P2"><text:span text:style-name="T7">Перекрестный кабель</text:span></text:p>
          </draw:text-box>
        </draw:frame>
        <draw:polygon draw:style-name="gr14" draw:text-style-name="P1" draw:layer="layout" svg:width="13.6cm" svg:height="6.36cm" svg:x="27.361cm" svg:y="17.041cm" svg:viewBox="0 0 13601 6361" draw:points="0,6361 13601,6361 13601,0 0,0">
          <text:p/>
        </draw:polygon>
        <draw:frame draw:style-name="gr13" draw:layer="layout" svg:width="2.032cm" svg:height="1.031cm" svg:x="6.096cm" svg:y="12.05cm">
          <draw:image xlink:href="Pictures/10000448000007F100000408893651A09CB92D5D.emf" xlink:type="simple" xlink:show="embed" xlink:actuate="onLoad" loext:mime-type="image/x-emf">
            <text:p/>
          </draw:image>
          <draw:image xlink:href="Pictures/100002010000004D000000274534B32773ADBB08.png" xlink:type="simple" xlink:show="embed" xlink:actuate="onLoad" loext:mime-type="image/png"/>
        </draw:frame>
        <draw:g>
          <draw:polygon draw:style-name="gr11" draw:text-style-name="P5" draw:layer="layout" svg:width="0.583cm" svg:height="0.956cm" svg:x="28.002cm" svg:y="20.037cm" svg:viewBox="0 0 584 957" draw:points="0,957 584,957 584,0 0,0">
            <text:p/>
          </draw:polygon>
          <draw:polygon draw:style-name="gr14" draw:text-style-name="P1" draw:layer="layout" svg:width="0.583cm" svg:height="0.956cm" svg:x="28.002cm" svg:y="20.037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8.186cm" svg:y="21.041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8.208cm" svg:y1="19.959cm" svg:x2="28.379cm" svg:y2="19.959cm">
            <text:p/>
          </draw:line>
        </draw:g>
        <draw:g>
          <draw:path draw:style-name="gr11" draw:text-style-name="P5" draw:layer="layout" svg:width="0.687cm" svg:height="1.3cm" svg:x="2.741cm" svg:y="20.193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2.741cm" svg:y="20.193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2.793cm" svg:y="20.378cm" svg:viewBox="0 0 584 957" draw:points="0,957 584,957 584,0 0,0">
            <text:p/>
          </draw:polygon>
          <draw:polygon draw:style-name="gr14" draw:text-style-name="P1" draw:layer="layout" svg:width="0.583cm" svg:height="0.956cm" svg:x="2.793cm" svg:y="20.378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.977cm" svg:y="21.382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.999cm" svg:y1="20.3cm" svg:x2="3.17cm" svg:y2="20.3cm">
            <text:p/>
          </draw:line>
        </draw:g>
        <draw:g>
          <draw:polygon draw:style-name="gr11" draw:text-style-name="P5" draw:layer="layout" svg:width="0.583cm" svg:height="0.956cm" svg:x="2.793cm" svg:y="20.378cm" svg:viewBox="0 0 584 957" draw:points="0,957 584,957 584,0 0,0">
            <text:p/>
          </draw:polygon>
          <draw:polygon draw:style-name="gr14" draw:text-style-name="P1" draw:layer="layout" svg:width="0.583cm" svg:height="0.956cm" svg:x="2.793cm" svg:y="20.378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.977cm" svg:y="21.382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.999cm" svg:y1="20.3cm" svg:x2="3.17cm" svg:y2="20.3cm">
            <text:p/>
          </draw:line>
        </draw:g>
        <draw:frame draw:style-name="gr19" draw:text-style-name="P7" draw:layer="layout" svg:width="1.803cm" svg:height="1.033cm" svg:x="2.286cm" svg:y="21.192cm">
          <draw:text-box>
            <text:p text:style-name="P2"><text:span text:style-name="T7">Phone10127</text:span></text:p>
          </draw:text-box>
        </draw:frame>
        <draw:g>
          <draw:path draw:style-name="gr11" draw:text-style-name="P5" draw:layer="layout" svg:width="0.687cm" svg:height="1.3cm" svg:x="2.727cm" svg:y="22.293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2.727cm" svg:y="22.293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2.779cm" svg:y="22.478cm" svg:viewBox="0 0 584 957" draw:points="0,957 584,957 584,0 0,0">
            <text:p/>
          </draw:polygon>
          <draw:polygon draw:style-name="gr14" draw:text-style-name="P1" draw:layer="layout" svg:width="0.583cm" svg:height="0.956cm" svg:x="2.779cm" svg:y="22.478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.963cm" svg:y="23.482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.985cm" svg:y1="22.4cm" svg:x2="3.156cm" svg:y2="22.4cm">
            <text:p/>
          </draw:line>
        </draw:g>
        <draw:g>
          <draw:polygon draw:style-name="gr11" draw:text-style-name="P5" draw:layer="layout" svg:width="0.583cm" svg:height="0.956cm" svg:x="2.779cm" svg:y="22.478cm" svg:viewBox="0 0 584 957" draw:points="0,957 584,957 584,0 0,0">
            <text:p/>
          </draw:polygon>
          <draw:polygon draw:style-name="gr14" draw:text-style-name="P1" draw:layer="layout" svg:width="0.583cm" svg:height="0.956cm" svg:x="2.779cm" svg:y="22.478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.963cm" svg:y="23.482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.985cm" svg:y1="22.4cm" svg:x2="3.156cm" svg:y2="22.4cm">
            <text:p/>
          </draw:line>
        </draw:g>
        <draw:frame draw:style-name="gr19" draw:text-style-name="P7" draw:layer="layout" svg:width="1.789cm" svg:height="1.033cm" svg:x="2.275cm" svg:y="23.241cm">
          <draw:text-box>
            <text:p text:style-name="P2"><text:span text:style-name="T7">Phone10126</text:span></text:p>
          </draw:text-box>
        </draw:frame>
        <draw:g>
          <draw:path draw:style-name="gr11" draw:text-style-name="P5" draw:layer="layout" svg:width="0.687cm" svg:height="1.3cm" svg:x="2.727cm" svg:y="24.193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2.727cm" svg:y="24.193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2.779cm" svg:y="24.378cm" svg:viewBox="0 0 584 957" draw:points="0,957 584,957 584,0 0,0">
            <text:p/>
          </draw:polygon>
          <draw:polygon draw:style-name="gr14" draw:text-style-name="P1" draw:layer="layout" svg:width="0.583cm" svg:height="0.956cm" svg:x="2.779cm" svg:y="24.378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.963cm" svg:y="25.382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.985cm" svg:y1="24.3cm" svg:x2="3.156cm" svg:y2="24.3cm">
            <text:p/>
          </draw:line>
        </draw:g>
        <draw:g>
          <draw:polygon draw:style-name="gr11" draw:text-style-name="P5" draw:layer="layout" svg:width="0.583cm" svg:height="0.956cm" svg:x="2.779cm" svg:y="24.378cm" svg:viewBox="0 0 584 957" draw:points="0,957 584,957 584,0 0,0">
            <text:p/>
          </draw:polygon>
          <draw:polygon draw:style-name="gr14" draw:text-style-name="P1" draw:layer="layout" svg:width="0.583cm" svg:height="0.956cm" svg:x="2.779cm" svg:y="24.378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.963cm" svg:y="25.382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.985cm" svg:y1="24.3cm" svg:x2="3.156cm" svg:y2="24.3cm">
            <text:p/>
          </draw:line>
        </draw:g>
        <draw:frame draw:style-name="gr19" draw:text-style-name="P7" draw:layer="layout" svg:width="1.789cm" svg:height="1.033cm" svg:x="2.159cm" svg:y="25.146cm">
          <draw:text-box>
            <text:p text:style-name="P2"><text:span text:style-name="T7">Phone10125</text:span></text:p>
          </draw:text-box>
        </draw:frame>
        <draw:g>
          <draw:path draw:style-name="gr11" draw:text-style-name="P5" draw:layer="layout" svg:width="0.687cm" svg:height="1.3cm" svg:x="2.727cm" svg:y="18.193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2.727cm" svg:y="18.193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2.779cm" svg:y="18.378cm" svg:viewBox="0 0 584 957" draw:points="0,957 584,957 584,0 0,0">
            <text:p/>
          </draw:polygon>
          <draw:polygon draw:style-name="gr14" draw:text-style-name="P1" draw:layer="layout" svg:width="0.583cm" svg:height="0.956cm" svg:x="2.779cm" svg:y="18.378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.963cm" svg:y="19.382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.985cm" svg:y1="18.3cm" svg:x2="3.156cm" svg:y2="18.3cm">
            <text:p/>
          </draw:line>
        </draw:g>
        <draw:g>
          <draw:polygon draw:style-name="gr11" draw:text-style-name="P5" draw:layer="layout" svg:width="0.583cm" svg:height="0.956cm" svg:x="2.779cm" svg:y="18.378cm" svg:viewBox="0 0 584 957" draw:points="0,957 584,957 584,0 0,0">
            <text:p/>
          </draw:polygon>
          <draw:polygon draw:style-name="gr14" draw:text-style-name="P1" draw:layer="layout" svg:width="0.583cm" svg:height="0.956cm" svg:x="2.779cm" svg:y="18.378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.963cm" svg:y="19.382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.985cm" svg:y1="18.3cm" svg:x2="3.156cm" svg:y2="18.3cm">
            <text:p/>
          </draw:line>
        </draw:g>
        <draw:frame draw:style-name="gr19" draw:text-style-name="P7" draw:layer="layout" svg:width="1.789cm" svg:height="1.033cm" svg:x="2.275cm" svg:y="19.05cm">
          <draw:text-box>
            <text:p text:style-name="P2"><text:span text:style-name="T7">Phone10128</text:span></text:p>
          </draw:text-box>
        </draw:frame>
        <draw:g>
          <draw:path draw:style-name="gr11" draw:text-style-name="P5" draw:layer="layout" svg:width="0.687cm" svg:height="1.3cm" svg:x="2.741cm" svg:y="16.129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2.741cm" svg:y="16.129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2.793cm" svg:y="16.314cm" svg:viewBox="0 0 584 957" draw:points="0,957 584,957 584,0 0,0">
            <text:p/>
          </draw:polygon>
          <draw:polygon draw:style-name="gr14" draw:text-style-name="P1" draw:layer="layout" svg:width="0.583cm" svg:height="0.956cm" svg:x="2.793cm" svg:y="16.314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.977cm" svg:y="17.318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.999cm" svg:y1="16.236cm" svg:x2="3.17cm" svg:y2="16.236cm">
            <text:p/>
          </draw:line>
        </draw:g>
        <draw:g>
          <draw:polygon draw:style-name="gr11" draw:text-style-name="P5" draw:layer="layout" svg:width="0.583cm" svg:height="0.956cm" svg:x="2.793cm" svg:y="16.314cm" svg:viewBox="0 0 584 957" draw:points="0,957 584,957 584,0 0,0">
            <text:p/>
          </draw:polygon>
          <draw:polygon draw:style-name="gr14" draw:text-style-name="P1" draw:layer="layout" svg:width="0.583cm" svg:height="0.956cm" svg:x="2.793cm" svg:y="16.314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.977cm" svg:y="17.318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.999cm" svg:y1="16.236cm" svg:x2="3.17cm" svg:y2="16.236cm">
            <text:p/>
          </draw:line>
        </draw:g>
        <draw:frame draw:style-name="gr19" draw:text-style-name="P7" draw:layer="layout" svg:width="1.778cm" svg:height="1.033cm" svg:x="2.159cm" svg:y="17.128cm">
          <draw:text-box>
            <text:p text:style-name="P2"><text:span text:style-name="T7">Phone1010</text:span></text:p>
          </draw:text-box>
        </draw:frame>
        <draw:g>
          <draw:path draw:style-name="gr11" draw:text-style-name="P5" draw:layer="layout" svg:width="0.687cm" svg:height="1.3cm" svg:x="2.716cm" svg:y="26.316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2.716cm" svg:y="26.316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2.768cm" svg:y="26.501cm" svg:viewBox="0 0 584 957" draw:points="0,957 584,957 584,0 0,0">
            <text:p/>
          </draw:polygon>
          <draw:polygon draw:style-name="gr14" draw:text-style-name="P1" draw:layer="layout" svg:width="0.583cm" svg:height="0.956cm" svg:x="2.768cm" svg:y="26.501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.952cm" svg:y="27.505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.974cm" svg:y1="26.423cm" svg:x2="3.145cm" svg:y2="26.423cm">
            <text:p/>
          </draw:line>
        </draw:g>
        <draw:g>
          <draw:polygon draw:style-name="gr11" draw:text-style-name="P5" draw:layer="layout" svg:width="0.583cm" svg:height="0.956cm" svg:x="2.768cm" svg:y="26.501cm" svg:viewBox="0 0 584 957" draw:points="0,957 584,957 584,0 0,0">
            <text:p/>
          </draw:polygon>
          <draw:polygon draw:style-name="gr14" draw:text-style-name="P1" draw:layer="layout" svg:width="0.583cm" svg:height="0.956cm" svg:x="2.768cm" svg:y="26.501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.952cm" svg:y="27.505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.974cm" svg:y1="26.423cm" svg:x2="3.145cm" svg:y2="26.423cm">
            <text:p/>
          </draw:line>
        </draw:g>
        <draw:frame draw:style-name="gr19" draw:text-style-name="P7" draw:layer="layout" svg:width="1.803cm" svg:height="1.033cm" svg:x="2.261cm" svg:y="27.288cm">
          <draw:text-box>
            <text:p text:style-name="P2"><text:span text:style-name="T7">Phone10124</text:span></text:p>
          </draw:text-box>
        </draw:frame>
        <draw:g>
          <draw:path draw:style-name="gr11" draw:text-style-name="P5" draw:layer="layout" svg:width="0.687cm" svg:height="1.3cm" svg:x="4.367cm" svg:y="26.289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4.367cm" svg:y="26.289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4.419cm" svg:y="26.474cm" svg:viewBox="0 0 584 957" draw:points="0,957 584,957 584,0 0,0">
            <text:p/>
          </draw:polygon>
          <draw:polygon draw:style-name="gr14" draw:text-style-name="P1" draw:layer="layout" svg:width="0.583cm" svg:height="0.956cm" svg:x="4.419cm" svg:y="26.474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4.603cm" svg:y="27.478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4.625cm" svg:y1="26.396cm" svg:x2="4.796cm" svg:y2="26.396cm">
            <text:p/>
          </draw:line>
        </draw:g>
        <draw:g>
          <draw:polygon draw:style-name="gr11" draw:text-style-name="P5" draw:layer="layout" svg:width="0.583cm" svg:height="0.956cm" svg:x="4.419cm" svg:y="26.474cm" svg:viewBox="0 0 584 957" draw:points="0,957 584,957 584,0 0,0">
            <text:p/>
          </draw:polygon>
          <draw:polygon draw:style-name="gr14" draw:text-style-name="P1" draw:layer="layout" svg:width="0.583cm" svg:height="0.956cm" svg:x="4.419cm" svg:y="26.474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4.603cm" svg:y="27.478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4.625cm" svg:y1="26.396cm" svg:x2="4.796cm" svg:y2="26.396cm">
            <text:p/>
          </draw:line>
        </draw:g>
        <draw:frame draw:style-name="gr19" draw:text-style-name="P7" draw:layer="layout" svg:width="1.803cm" svg:height="1.033cm" svg:x="3.912cm" svg:y="27.305cm">
          <draw:text-box>
            <text:p text:style-name="P2"><text:span text:style-name="T7">Phone10123</text:span></text:p>
          </draw:text-box>
        </draw:frame>
        <draw:g>
          <draw:path draw:style-name="gr11" draw:text-style-name="P5" draw:layer="layout" svg:width="0.687cm" svg:height="1.3cm" svg:x="5.916cm" svg:y="26.289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5.916cm" svg:y="26.289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5.968cm" svg:y="26.474cm" svg:viewBox="0 0 584 957" draw:points="0,957 584,957 584,0 0,0">
            <text:p/>
          </draw:polygon>
          <draw:polygon draw:style-name="gr14" draw:text-style-name="P1" draw:layer="layout" svg:width="0.583cm" svg:height="0.956cm" svg:x="5.968cm" svg:y="26.474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6.152cm" svg:y="27.478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6.174cm" svg:y1="26.396cm" svg:x2="6.345cm" svg:y2="26.396cm">
            <text:p/>
          </draw:line>
        </draw:g>
        <draw:g>
          <draw:polygon draw:style-name="gr11" draw:text-style-name="P5" draw:layer="layout" svg:width="0.583cm" svg:height="0.956cm" svg:x="5.968cm" svg:y="26.474cm" svg:viewBox="0 0 584 957" draw:points="0,957 584,957 584,0 0,0">
            <text:p/>
          </draw:polygon>
          <draw:polygon draw:style-name="gr14" draw:text-style-name="P1" draw:layer="layout" svg:width="0.583cm" svg:height="0.956cm" svg:x="5.968cm" svg:y="26.474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6.152cm" svg:y="27.478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6.174cm" svg:y1="26.396cm" svg:x2="6.345cm" svg:y2="26.396cm">
            <text:p/>
          </draw:line>
        </draw:g>
        <draw:frame draw:style-name="gr20" draw:text-style-name="P7" draw:layer="layout" svg:width="1.803cm" svg:height="1.185cm" svg:x="5.461cm" svg:y="27.178cm">
          <draw:text-box>
            <text:p text:style-name="P2"><text:span text:style-name="T7">Phone10122</text:span></text:p>
          </draw:text-box>
        </draw:frame>
        <draw:g>
          <draw:path draw:style-name="gr11" draw:text-style-name="P5" draw:layer="layout" svg:width="0.687cm" svg:height="1.3cm" svg:x="7.44cm" svg:y="26.289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7.44cm" svg:y="26.289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7.492cm" svg:y="26.474cm" svg:viewBox="0 0 584 957" draw:points="0,957 584,957 584,0 0,0">
            <text:p/>
          </draw:polygon>
          <draw:polygon draw:style-name="gr14" draw:text-style-name="P1" draw:layer="layout" svg:width="0.583cm" svg:height="0.956cm" svg:x="7.492cm" svg:y="26.474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7.676cm" svg:y="27.478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7.698cm" svg:y1="26.396cm" svg:x2="7.869cm" svg:y2="26.396cm">
            <text:p/>
          </draw:line>
        </draw:g>
        <draw:g>
          <draw:polygon draw:style-name="gr11" draw:text-style-name="P5" draw:layer="layout" svg:width="0.583cm" svg:height="0.956cm" svg:x="7.492cm" svg:y="26.474cm" svg:viewBox="0 0 584 957" draw:points="0,957 584,957 584,0 0,0">
            <text:p/>
          </draw:polygon>
          <draw:polygon draw:style-name="gr14" draw:text-style-name="P1" draw:layer="layout" svg:width="0.583cm" svg:height="0.956cm" svg:x="7.492cm" svg:y="26.474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7.676cm" svg:y="27.478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7.698cm" svg:y1="26.396cm" svg:x2="7.869cm" svg:y2="26.396cm">
            <text:p/>
          </draw:line>
        </draw:g>
        <draw:frame draw:style-name="gr20" draw:text-style-name="P7" draw:layer="layout" svg:width="1.778cm" svg:height="1.185cm" svg:x="6.985cm" svg:y="27.136cm">
          <draw:text-box>
            <text:p text:style-name="P2"><text:span text:style-name="T7">Phone10121</text:span></text:p>
          </draw:text-box>
        </draw:frame>
        <draw:g>
          <draw:path draw:style-name="gr11" draw:text-style-name="P5" draw:layer="layout" svg:width="0.687cm" svg:height="1.3cm" svg:x="9.193cm" svg:y="26.289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9.193cm" svg:y="26.289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9.245cm" svg:y="26.474cm" svg:viewBox="0 0 584 957" draw:points="0,957 584,957 584,0 0,0">
            <text:p/>
          </draw:polygon>
          <draw:polygon draw:style-name="gr14" draw:text-style-name="P1" draw:layer="layout" svg:width="0.583cm" svg:height="0.956cm" svg:x="9.245cm" svg:y="26.474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9.429cm" svg:y="27.478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9.451cm" svg:y1="26.396cm" svg:x2="9.622cm" svg:y2="26.396cm">
            <text:p/>
          </draw:line>
        </draw:g>
        <draw:g>
          <draw:polygon draw:style-name="gr11" draw:text-style-name="P5" draw:layer="layout" svg:width="0.583cm" svg:height="0.956cm" svg:x="9.245cm" svg:y="26.474cm" svg:viewBox="0 0 584 957" draw:points="0,957 584,957 584,0 0,0">
            <text:p/>
          </draw:polygon>
          <draw:polygon draw:style-name="gr14" draw:text-style-name="P1" draw:layer="layout" svg:width="0.583cm" svg:height="0.956cm" svg:x="9.245cm" svg:y="26.474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9.429cm" svg:y="27.478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9.451cm" svg:y1="26.396cm" svg:x2="9.622cm" svg:y2="26.396cm">
            <text:p/>
          </draw:line>
        </draw:g>
        <draw:frame draw:style-name="gr20" draw:text-style-name="P7" draw:layer="layout" svg:width="1.778cm" svg:height="1.185cm" svg:x="8.636cm" svg:y="27.178cm">
          <draw:text-box>
            <text:p text:style-name="P2"><text:span text:style-name="T7">Phone10120</text:span></text:p>
          </draw:text-box>
        </draw:frame>
        <draw:g>
          <draw:path draw:style-name="gr11" draw:text-style-name="P5" draw:layer="layout" svg:width="0.687cm" svg:height="1.3cm" svg:x="10.844cm" svg:y="26.289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10.844cm" svg:y="26.289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10.896cm" svg:y="26.474cm" svg:viewBox="0 0 584 957" draw:points="0,957 584,957 584,0 0,0">
            <text:p/>
          </draw:polygon>
          <draw:polygon draw:style-name="gr14" draw:text-style-name="P1" draw:layer="layout" svg:width="0.583cm" svg:height="0.956cm" svg:x="10.896cm" svg:y="26.474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1.08cm" svg:y="27.478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1.102cm" svg:y1="26.396cm" svg:x2="11.273cm" svg:y2="26.396cm">
            <text:p/>
          </draw:line>
        </draw:g>
        <draw:g>
          <draw:polygon draw:style-name="gr11" draw:text-style-name="P5" draw:layer="layout" svg:width="0.583cm" svg:height="0.956cm" svg:x="10.896cm" svg:y="26.474cm" svg:viewBox="0 0 584 957" draw:points="0,957 584,957 584,0 0,0">
            <text:p/>
          </draw:polygon>
          <draw:polygon draw:style-name="gr14" draw:text-style-name="P1" draw:layer="layout" svg:width="0.583cm" svg:height="0.956cm" svg:x="10.896cm" svg:y="26.474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1.08cm" svg:y="27.478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1.102cm" svg:y1="26.396cm" svg:x2="11.273cm" svg:y2="26.396cm">
            <text:p/>
          </draw:line>
        </draw:g>
        <draw:frame draw:style-name="gr20" draw:text-style-name="P7" draw:layer="layout" svg:width="1.803cm" svg:height="1.185cm" svg:x="10.414cm" svg:y="27.178cm">
          <draw:text-box>
            <text:p text:style-name="P2"><text:span text:style-name="T7">Phone10119</text:span></text:p>
          </draw:text-box>
        </draw:frame>
        <draw:g>
          <draw:path draw:style-name="gr11" draw:text-style-name="P5" draw:layer="layout" svg:width="0.687cm" svg:height="1.3cm" svg:x="12.647cm" svg:y="26.289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12.647cm" svg:y="26.289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12.699cm" svg:y="26.474cm" svg:viewBox="0 0 584 957" draw:points="0,957 584,957 584,0 0,0">
            <text:p/>
          </draw:polygon>
          <draw:polygon draw:style-name="gr14" draw:text-style-name="P1" draw:layer="layout" svg:width="0.583cm" svg:height="0.956cm" svg:x="12.699cm" svg:y="26.474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2.883cm" svg:y="27.478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2.905cm" svg:y1="26.396cm" svg:x2="13.076cm" svg:y2="26.396cm">
            <text:p/>
          </draw:line>
        </draw:g>
        <draw:g>
          <draw:polygon draw:style-name="gr11" draw:text-style-name="P5" draw:layer="layout" svg:width="0.583cm" svg:height="0.956cm" svg:x="12.699cm" svg:y="26.474cm" svg:viewBox="0 0 584 957" draw:points="0,957 584,957 584,0 0,0">
            <text:p/>
          </draw:polygon>
          <draw:polygon draw:style-name="gr14" draw:text-style-name="P1" draw:layer="layout" svg:width="0.583cm" svg:height="0.956cm" svg:x="12.699cm" svg:y="26.474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2.883cm" svg:y="27.478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2.905cm" svg:y1="26.396cm" svg:x2="13.076cm" svg:y2="26.396cm">
            <text:p/>
          </draw:line>
        </draw:g>
        <draw:frame draw:style-name="gr20" draw:text-style-name="P7" draw:layer="layout" svg:width="1.778cm" svg:height="1.185cm" svg:x="12.192cm" svg:y="27.178cm">
          <draw:text-box>
            <text:p text:style-name="P2"><text:span text:style-name="T7">Phone10118</text:span></text:p>
          </draw:text-box>
        </draw:frame>
        <draw:g>
          <draw:path draw:style-name="gr11" draw:text-style-name="P5" draw:layer="layout" svg:width="0.687cm" svg:height="1.3cm" svg:x="12.647cm" svg:y="24.284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12.647cm" svg:y="24.284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12.699cm" svg:y="24.469cm" svg:viewBox="0 0 584 957" draw:points="0,957 584,957 584,0 0,0">
            <text:p/>
          </draw:polygon>
          <draw:polygon draw:style-name="gr14" draw:text-style-name="P1" draw:layer="layout" svg:width="0.583cm" svg:height="0.956cm" svg:x="12.699cm" svg:y="24.469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2.883cm" svg:y="25.473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2.905cm" svg:y1="24.391cm" svg:x2="13.076cm" svg:y2="24.391cm">
            <text:p/>
          </draw:line>
        </draw:g>
        <draw:g>
          <draw:polygon draw:style-name="gr11" draw:text-style-name="P5" draw:layer="layout" svg:width="0.583cm" svg:height="0.956cm" svg:x="12.699cm" svg:y="24.469cm" svg:viewBox="0 0 584 957" draw:points="0,957 584,957 584,0 0,0">
            <text:p/>
          </draw:polygon>
          <draw:polygon draw:style-name="gr14" draw:text-style-name="P1" draw:layer="layout" svg:width="0.583cm" svg:height="0.956cm" svg:x="12.699cm" svg:y="24.469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2.883cm" svg:y="25.473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2.905cm" svg:y1="24.391cm" svg:x2="13.076cm" svg:y2="24.391cm">
            <text:p/>
          </draw:line>
        </draw:g>
        <draw:frame draw:style-name="gr20" draw:text-style-name="P7" draw:layer="layout" svg:width="1.905cm" svg:height="1.185cm" svg:x="12.319cm" svg:y="25.104cm">
          <draw:text-box>
            <text:p text:style-name="P2"><text:span text:style-name="T7">Phone10116</text:span></text:p>
          </draw:text-box>
        </draw:frame>
        <draw:g>
          <draw:path draw:style-name="gr11" draw:text-style-name="P5" draw:layer="layout" svg:width="0.687cm" svg:height="1.3cm" svg:x="12.622cm" svg:y="22.379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12.622cm" svg:y="22.379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12.674cm" svg:y="22.564cm" svg:viewBox="0 0 584 957" draw:points="0,957 584,957 584,0 0,0">
            <text:p/>
          </draw:polygon>
          <draw:polygon draw:style-name="gr14" draw:text-style-name="P1" draw:layer="layout" svg:width="0.583cm" svg:height="0.956cm" svg:x="12.674cm" svg:y="22.564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2.858cm" svg:y="23.568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2.88cm" svg:y1="22.486cm" svg:x2="13.051cm" svg:y2="22.486cm">
            <text:p/>
          </draw:line>
        </draw:g>
        <draw:g>
          <draw:polygon draw:style-name="gr11" draw:text-style-name="P5" draw:layer="layout" svg:width="0.583cm" svg:height="0.956cm" svg:x="12.674cm" svg:y="22.564cm" svg:viewBox="0 0 584 957" draw:points="0,957 584,957 584,0 0,0">
            <text:p/>
          </draw:polygon>
          <draw:polygon draw:style-name="gr14" draw:text-style-name="P1" draw:layer="layout" svg:width="0.583cm" svg:height="0.956cm" svg:x="12.674cm" svg:y="22.564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2.858cm" svg:y="23.568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2.88cm" svg:y1="22.486cm" svg:x2="13.051cm" svg:y2="22.486cm">
            <text:p/>
          </draw:line>
        </draw:g>
        <draw:frame draw:style-name="gr20" draw:text-style-name="P7" draw:layer="layout" svg:width="1.93cm" svg:height="1.185cm" svg:x="12.294cm" svg:y="23.241cm">
          <draw:text-box>
            <text:p text:style-name="P2"><text:span text:style-name="T7">Phone10114</text:span></text:p>
          </draw:text-box>
        </draw:frame>
        <draw:g>
          <draw:path draw:style-name="gr11" draw:text-style-name="P5" draw:layer="layout" svg:width="0.687cm" svg:height="1.3cm" svg:x="12.622cm" svg:y="20.32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12.622cm" svg:y="20.32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12.674cm" svg:y="20.505cm" svg:viewBox="0 0 584 957" draw:points="0,957 584,957 584,0 0,0">
            <text:p/>
          </draw:polygon>
          <draw:polygon draw:style-name="gr14" draw:text-style-name="P1" draw:layer="layout" svg:width="0.583cm" svg:height="0.956cm" svg:x="12.674cm" svg:y="20.505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2.858cm" svg:y="21.509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2.88cm" svg:y1="20.427cm" svg:x2="13.051cm" svg:y2="20.427cm">
            <text:p/>
          </draw:line>
        </draw:g>
        <draw:g>
          <draw:polygon draw:style-name="gr11" draw:text-style-name="P5" draw:layer="layout" svg:width="0.583cm" svg:height="0.956cm" svg:x="12.674cm" svg:y="20.505cm" svg:viewBox="0 0 584 957" draw:points="0,957 584,957 584,0 0,0">
            <text:p/>
          </draw:polygon>
          <draw:polygon draw:style-name="gr14" draw:text-style-name="P1" draw:layer="layout" svg:width="0.583cm" svg:height="0.956cm" svg:x="12.674cm" svg:y="20.505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2.858cm" svg:y="21.509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2.88cm" svg:y1="20.427cm" svg:x2="13.051cm" svg:y2="20.427cm">
            <text:p/>
          </draw:line>
        </draw:g>
        <draw:frame draw:style-name="gr19" draw:text-style-name="P7" draw:layer="layout" svg:width="1.803cm" svg:height="1.033cm" svg:x="12.04cm" svg:y="21.209cm">
          <draw:text-box>
            <text:p text:style-name="P2"><text:span text:style-name="T7">Phone10113</text:span></text:p>
          </draw:text-box>
        </draw:frame>
        <draw:g>
          <draw:path draw:style-name="gr11" draw:text-style-name="P5" draw:layer="layout" svg:width="0.687cm" svg:height="1.3cm" svg:x="4.265cm" svg:y="16.129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4.265cm" svg:y="16.129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4.317cm" svg:y="16.314cm" svg:viewBox="0 0 584 957" draw:points="0,957 584,957 584,0 0,0">
            <text:p/>
          </draw:polygon>
          <draw:polygon draw:style-name="gr14" draw:text-style-name="P1" draw:layer="layout" svg:width="0.583cm" svg:height="0.956cm" svg:x="4.317cm" svg:y="16.314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4.501cm" svg:y="17.318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4.523cm" svg:y1="16.236cm" svg:x2="4.694cm" svg:y2="16.236cm">
            <text:p/>
          </draw:line>
        </draw:g>
        <draw:g>
          <draw:polygon draw:style-name="gr11" draw:text-style-name="P5" draw:layer="layout" svg:width="0.583cm" svg:height="0.956cm" svg:x="4.317cm" svg:y="16.314cm" svg:viewBox="0 0 584 957" draw:points="0,957 584,957 584,0 0,0">
            <text:p/>
          </draw:polygon>
          <draw:polygon draw:style-name="gr14" draw:text-style-name="P1" draw:layer="layout" svg:width="0.583cm" svg:height="0.956cm" svg:x="4.317cm" svg:y="16.314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4.501cm" svg:y="17.318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4.523cm" svg:y1="16.236cm" svg:x2="4.694cm" svg:y2="16.236cm">
            <text:p/>
          </draw:line>
        </draw:g>
        <draw:frame draw:style-name="gr19" draw:text-style-name="P7" draw:layer="layout" svg:width="1.803cm" svg:height="1.033cm" svg:x="3.785cm" svg:y="17.018cm">
          <draw:text-box>
            <text:p text:style-name="P2"><text:span text:style-name="T7">Phone1011</text:span></text:p>
          </draw:text-box>
        </draw:frame>
        <draw:g>
          <draw:path draw:style-name="gr11" draw:text-style-name="P5" draw:layer="layout" svg:width="0.687cm" svg:height="1.3cm" svg:x="5.789cm" svg:y="16.156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5.789cm" svg:y="16.156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5.841cm" svg:y="16.341cm" svg:viewBox="0 0 584 957" draw:points="0,957 584,957 584,0 0,0">
            <text:p/>
          </draw:polygon>
          <draw:polygon draw:style-name="gr14" draw:text-style-name="P1" draw:layer="layout" svg:width="0.583cm" svg:height="0.956cm" svg:x="5.841cm" svg:y="16.341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6.025cm" svg:y="17.345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6.047cm" svg:y1="16.263cm" svg:x2="6.218cm" svg:y2="16.263cm">
            <text:p/>
          </draw:line>
        </draw:g>
        <draw:g>
          <draw:polygon draw:style-name="gr11" draw:text-style-name="P5" draw:layer="layout" svg:width="0.583cm" svg:height="0.956cm" svg:x="5.841cm" svg:y="16.341cm" svg:viewBox="0 0 584 957" draw:points="0,957 584,957 584,0 0,0">
            <text:p/>
          </draw:polygon>
          <draw:polygon draw:style-name="gr14" draw:text-style-name="P1" draw:layer="layout" svg:width="0.583cm" svg:height="0.956cm" svg:x="5.841cm" svg:y="16.341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6.025cm" svg:y="17.345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6.047cm" svg:y1="16.263cm" svg:x2="6.218cm" svg:y2="16.263cm">
            <text:p/>
          </draw:line>
        </draw:g>
        <draw:g>
          <draw:path draw:style-name="gr11" draw:text-style-name="P5" draw:layer="layout" svg:width="0.687cm" svg:height="1.3cm" svg:x="7.313cm" svg:y="16.029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7.313cm" svg:y="16.029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7.365cm" svg:y="16.214cm" svg:viewBox="0 0 584 957" draw:points="0,957 584,957 584,0 0,0">
            <text:p/>
          </draw:polygon>
          <draw:polygon draw:style-name="gr14" draw:text-style-name="P1" draw:layer="layout" svg:width="0.583cm" svg:height="0.956cm" svg:x="7.365cm" svg:y="16.214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7.549cm" svg:y="17.218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7.571cm" svg:y1="16.136cm" svg:x2="7.742cm" svg:y2="16.136cm">
            <text:p/>
          </draw:line>
        </draw:g>
        <draw:g>
          <draw:polygon draw:style-name="gr11" draw:text-style-name="P5" draw:layer="layout" svg:width="0.583cm" svg:height="0.956cm" svg:x="7.365cm" svg:y="16.214cm" svg:viewBox="0 0 584 957" draw:points="0,957 584,957 584,0 0,0">
            <text:p/>
          </draw:polygon>
          <draw:polygon draw:style-name="gr14" draw:text-style-name="P1" draw:layer="layout" svg:width="0.583cm" svg:height="0.956cm" svg:x="7.365cm" svg:y="16.214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7.549cm" svg:y="17.218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7.571cm" svg:y1="16.136cm" svg:x2="7.742cm" svg:y2="16.136cm">
            <text:p/>
          </draw:line>
        </draw:g>
        <draw:g>
          <draw:path draw:style-name="gr11" draw:text-style-name="P5" draw:layer="layout" svg:width="0.687cm" svg:height="1.3cm" svg:x="9.091cm" svg:y="16.002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9.091cm" svg:y="16.002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9.143cm" svg:y="16.187cm" svg:viewBox="0 0 584 957" draw:points="0,957 584,957 584,0 0,0">
            <text:p/>
          </draw:polygon>
          <draw:polygon draw:style-name="gr14" draw:text-style-name="P1" draw:layer="layout" svg:width="0.583cm" svg:height="0.956cm" svg:x="9.143cm" svg:y="16.187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9.327cm" svg:y="17.191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9.349cm" svg:y1="16.109cm" svg:x2="9.52cm" svg:y2="16.109cm">
            <text:p/>
          </draw:line>
        </draw:g>
        <draw:g>
          <draw:polygon draw:style-name="gr11" draw:text-style-name="P5" draw:layer="layout" svg:width="0.583cm" svg:height="0.956cm" svg:x="9.143cm" svg:y="16.187cm" svg:viewBox="0 0 584 957" draw:points="0,957 584,957 584,0 0,0">
            <text:p/>
          </draw:polygon>
          <draw:polygon draw:style-name="gr14" draw:text-style-name="P1" draw:layer="layout" svg:width="0.583cm" svg:height="0.956cm" svg:x="9.143cm" svg:y="16.187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9.327cm" svg:y="17.191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9.349cm" svg:y1="16.109cm" svg:x2="9.52cm" svg:y2="16.109cm">
            <text:p/>
          </draw:line>
        </draw:g>
        <draw:frame draw:style-name="gr19" draw:text-style-name="P7" draw:layer="layout" svg:width="1.676cm" svg:height="1.033cm" svg:x="8.763cm" svg:y="16.874cm">
          <draw:text-box>
            <text:p text:style-name="P2"><text:span text:style-name="T7">Phone1016</text:span></text:p>
          </draw:text-box>
        </draw:frame>
        <draw:g>
          <draw:path draw:style-name="gr11" draw:text-style-name="P5" draw:layer="layout" svg:width="0.687cm" svg:height="1.3cm" svg:x="10.869cm" svg:y="16.029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10.869cm" svg:y="16.029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10.921cm" svg:y="16.214cm" svg:viewBox="0 0 584 957" draw:points="0,957 584,957 584,0 0,0">
            <text:p/>
          </draw:polygon>
          <draw:polygon draw:style-name="gr14" draw:text-style-name="P1" draw:layer="layout" svg:width="0.583cm" svg:height="0.956cm" svg:x="10.921cm" svg:y="16.214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1.105cm" svg:y="17.218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1.127cm" svg:y1="16.136cm" svg:x2="11.298cm" svg:y2="16.136cm">
            <text:p/>
          </draw:line>
        </draw:g>
        <draw:g>
          <draw:polygon draw:style-name="gr11" draw:text-style-name="P5" draw:layer="layout" svg:width="0.583cm" svg:height="0.956cm" svg:x="10.921cm" svg:y="16.214cm" svg:viewBox="0 0 584 957" draw:points="0,957 584,957 584,0 0,0">
            <text:p/>
          </draw:polygon>
          <draw:polygon draw:style-name="gr14" draw:text-style-name="P1" draw:layer="layout" svg:width="0.583cm" svg:height="0.956cm" svg:x="10.921cm" svg:y="16.214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1.105cm" svg:y="17.218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1.127cm" svg:y1="16.136cm" svg:x2="11.298cm" svg:y2="16.136cm">
            <text:p/>
          </draw:line>
        </draw:g>
        <draw:frame draw:style-name="gr19" draw:text-style-name="P7" draw:layer="layout" svg:width="1.651cm" svg:height="1.033cm" svg:x="10.453cm" svg:y="16.871cm">
          <draw:text-box>
            <text:p text:style-name="P2"><text:span text:style-name="T7">Phone1018</text:span></text:p>
          </draw:text-box>
        </draw:frame>
        <draw:line draw:style-name="gr21" draw:text-style-name="P8" draw:layer="layout" svg:x1="3.683cm" svg:y1="17.907cm" svg:x2="5.588cm" svg:y2="21.971cm">
          <text:p/>
        </draw:line>
        <draw:line draw:style-name="gr22" draw:text-style-name="P8" draw:layer="layout" svg:x1="4.826cm" svg:y1="17.78cm" svg:x2="5.842cm" svg:y2="21.844cm">
          <text:p/>
        </draw:line>
        <draw:line draw:style-name="gr22" draw:text-style-name="P8" draw:layer="layout" svg:x1="6.223cm" svg:y1="17.907cm" svg:x2="6.096cm" svg:y2="21.844cm">
          <text:p/>
        </draw:line>
        <draw:line draw:style-name="gr21" draw:text-style-name="P8" draw:layer="layout" svg:x1="7.493cm" svg:y1="17.907cm" svg:x2="6.477cm" svg:y2="21.717cm">
          <text:p/>
        </draw:line>
        <draw:line draw:style-name="gr21" draw:text-style-name="P8" draw:layer="layout" svg:x1="9.017cm" svg:y1="17.653cm" svg:x2="6.604cm" svg:y2="21.844cm">
          <text:p/>
        </draw:line>
        <draw:line draw:style-name="gr21" draw:text-style-name="P8" draw:layer="layout" svg:x1="10.668cm" svg:y1="17.653cm" svg:x2="6.604cm" svg:y2="21.971cm">
          <text:p/>
        </draw:line>
        <draw:line draw:style-name="gr21" draw:text-style-name="P8" draw:layer="layout" svg:x1="6.477cm" svg:y1="22.225cm" svg:x2="12.7cm" svg:y2="21.082cm">
          <text:p/>
        </draw:line>
        <draw:line draw:style-name="gr21" draw:text-style-name="P8" draw:layer="layout" svg:x1="6.985cm" svg:y1="22.352cm" svg:x2="12.7cm" svg:y2="23.241cm">
          <text:p/>
        </draw:line>
        <draw:line draw:style-name="gr21" draw:text-style-name="P8" draw:layer="layout" svg:x1="3.81cm" svg:y1="19.812cm" svg:x2="5.588cm" svg:y2="22.098cm">
          <text:p/>
        </draw:line>
        <draw:line draw:style-name="gr21" draw:text-style-name="P8" draw:layer="layout" svg:x1="3.302cm" svg:y1="22.987cm" svg:x2="5.08cm" svg:y2="22.225cm">
          <text:p/>
        </draw:line>
        <draw:line draw:style-name="gr21" draw:text-style-name="P8" draw:layer="layout" svg:x1="3.429cm" svg:y1="24.765cm" svg:x2="5.334cm" svg:y2="22.098cm">
          <text:p/>
        </draw:line>
        <draw:line draw:style-name="gr21" draw:text-style-name="P8" draw:layer="layout" svg:x1="3.429cm" svg:y1="26.543cm" svg:x2="5.588cm" svg:y2="22.098cm">
          <text:p/>
        </draw:line>
        <draw:line draw:style-name="gr21" draw:text-style-name="P8" draw:layer="layout" svg:x1="4.953cm" svg:y1="26.416cm" svg:x2="5.715cm" svg:y2="22.225cm">
          <text:p/>
        </draw:line>
        <draw:line draw:style-name="gr23" draw:text-style-name="P8" draw:layer="layout" svg:x1="6.223cm" svg:y1="26.289cm" svg:x2="5.842cm" svg:y2="22.352cm">
          <text:p/>
        </draw:line>
        <draw:line draw:style-name="gr21" draw:text-style-name="P8" draw:layer="layout" svg:x1="7.62cm" svg:y1="26.416cm" svg:x2="6.096cm" svg:y2="22.098cm">
          <text:p/>
        </draw:line>
        <draw:line draw:style-name="gr21" draw:text-style-name="P8" draw:layer="layout" svg:x1="9.271cm" svg:y1="26.416cm" svg:x2="6.731cm" svg:y2="22.86cm">
          <text:p/>
        </draw:line>
        <draw:line draw:style-name="gr21" draw:text-style-name="P8" draw:layer="layout" svg:x1="11.049cm" svg:y1="26.416cm" svg:x2="6.985cm" svg:y2="22.733cm">
          <text:p/>
        </draw:line>
        <draw:line draw:style-name="gr21" draw:text-style-name="P8" draw:layer="layout" svg:x1="12.7cm" svg:y1="24.892cm" svg:x2="7.112cm" svg:y2="22.479cm">
          <text:p/>
        </draw:line>
        <draw:line draw:style-name="gr21" draw:text-style-name="P8" draw:layer="layout" svg:x1="12.827cm" svg:y1="26.416cm" svg:x2="6.35cm" svg:y2="22.098cm">
          <text:p/>
        </draw:line>
        <draw:line draw:style-name="gr21" draw:text-style-name="P8" draw:layer="layout" svg:x1="6.985cm" svg:y1="22.098cm" svg:x2="13.843cm" svg:y2="22.098cm">
          <text:p/>
        </draw:line>
        <draw:line draw:style-name="gr21" draw:text-style-name="P8" draw:layer="layout" svg:x1="6.985cm" svg:y1="22.352cm" svg:x2="14.097cm" svg:y2="24.384cm">
          <text:p/>
        </draw:line>
        <draw:line draw:style-name="gr21" draw:text-style-name="P8" draw:layer="layout" svg:x1="6.858cm" svg:y1="22.479cm" svg:x2="13.843cm" svg:y2="26.543cm">
          <text:p/>
        </draw:line>
        <draw:g>
          <draw:path draw:style-name="gr11" draw:text-style-name="P5" draw:layer="layout" svg:width="0.687cm" svg:height="1.3cm" svg:x="13.892cm" svg:y="21.363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13.892cm" svg:y="21.363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13.944cm" svg:y="21.548cm" svg:viewBox="0 0 584 957" draw:points="0,957 584,957 584,0 0,0">
            <text:p/>
          </draw:polygon>
          <draw:polygon draw:style-name="gr14" draw:text-style-name="P1" draw:layer="layout" svg:width="0.583cm" svg:height="0.956cm" svg:x="13.944cm" svg:y="21.548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4.128cm" svg:y="22.552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4.15cm" svg:y1="21.47cm" svg:x2="14.321cm" svg:y2="21.47cm">
            <text:p/>
          </draw:line>
        </draw:g>
        <draw:g>
          <draw:polygon draw:style-name="gr11" draw:text-style-name="P5" draw:layer="layout" svg:width="0.583cm" svg:height="0.956cm" svg:x="13.944cm" svg:y="21.548cm" svg:viewBox="0 0 584 957" draw:points="0,957 584,957 584,0 0,0">
            <text:p/>
          </draw:polygon>
          <draw:polygon draw:style-name="gr14" draw:text-style-name="P1" draw:layer="layout" svg:width="0.583cm" svg:height="0.956cm" svg:x="13.944cm" svg:y="21.548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4.128cm" svg:y="22.552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4.15cm" svg:y1="21.47cm" svg:x2="14.321cm" svg:y2="21.47cm">
            <text:p/>
          </draw:line>
        </draw:g>
        <draw:frame draw:style-name="gr20" draw:text-style-name="P7" draw:layer="layout" svg:width="1.778cm" svg:height="1.185cm" svg:x="13.462cm" svg:y="22.225cm">
          <draw:text-box>
            <text:p text:style-name="P2"><text:span text:style-name="T7">Phone10113</text:span></text:p>
          </draw:text-box>
        </draw:frame>
        <draw:g>
          <draw:path draw:style-name="gr11" draw:text-style-name="P5" draw:layer="layout" svg:width="0.687cm" svg:height="1.3cm" svg:x="14.044cm" svg:y="23.622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14.044cm" svg:y="23.622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14.096cm" svg:y="23.807cm" svg:viewBox="0 0 584 957" draw:points="0,957 584,957 584,0 0,0">
            <text:p/>
          </draw:polygon>
          <draw:polygon draw:style-name="gr14" draw:text-style-name="P1" draw:layer="layout" svg:width="0.583cm" svg:height="0.956cm" svg:x="14.096cm" svg:y="23.807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4.28cm" svg:y="24.811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4.302cm" svg:y1="23.729cm" svg:x2="14.473cm" svg:y2="23.729cm">
            <text:p/>
          </draw:line>
        </draw:g>
        <draw:g>
          <draw:polygon draw:style-name="gr11" draw:text-style-name="P5" draw:layer="layout" svg:width="0.583cm" svg:height="0.956cm" svg:x="14.096cm" svg:y="23.807cm" svg:viewBox="0 0 584 957" draw:points="0,957 584,957 584,0 0,0">
            <text:p/>
          </draw:polygon>
          <draw:polygon draw:style-name="gr14" draw:text-style-name="P1" draw:layer="layout" svg:width="0.583cm" svg:height="0.956cm" svg:x="14.096cm" svg:y="23.807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4.28cm" svg:y="24.811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4.302cm" svg:y1="23.729cm" svg:x2="14.473cm" svg:y2="23.729cm">
            <text:p/>
          </draw:line>
        </draw:g>
        <draw:frame draw:style-name="gr19" draw:text-style-name="P7" draw:layer="layout" svg:width="1.778cm" svg:height="1.033cm" svg:x="13.589cm" svg:y="24.511cm">
          <draw:text-box>
            <text:p text:style-name="P2"><text:span text:style-name="T7">Phone10115</text:span></text:p>
          </draw:text-box>
        </draw:frame>
        <draw:g>
          <draw:path draw:style-name="gr11" draw:text-style-name="P5" draw:layer="layout" svg:width="0.687cm" svg:height="1.3cm" svg:x="13.917cm" svg:y="25.808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13.917cm" svg:y="25.808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13.969cm" svg:y="25.993cm" svg:viewBox="0 0 584 957" draw:points="0,957 584,957 584,0 0,0">
            <text:p/>
          </draw:polygon>
          <draw:polygon draw:style-name="gr14" draw:text-style-name="P1" draw:layer="layout" svg:width="0.583cm" svg:height="0.956cm" svg:x="13.969cm" svg:y="25.993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4.153cm" svg:y="26.997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4.175cm" svg:y1="25.915cm" svg:x2="14.346cm" svg:y2="25.915cm">
            <text:p/>
          </draw:line>
        </draw:g>
        <draw:g>
          <draw:polygon draw:style-name="gr11" draw:text-style-name="P5" draw:layer="layout" svg:width="0.583cm" svg:height="0.956cm" svg:x="13.969cm" svg:y="25.993cm" svg:viewBox="0 0 584 957" draw:points="0,957 584,957 584,0 0,0">
            <text:p/>
          </draw:polygon>
          <draw:polygon draw:style-name="gr14" draw:text-style-name="P1" draw:layer="layout" svg:width="0.583cm" svg:height="0.956cm" svg:x="13.969cm" svg:y="25.993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4.153cm" svg:y="26.997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4.175cm" svg:y1="25.915cm" svg:x2="14.346cm" svg:y2="25.915cm">
            <text:p/>
          </draw:line>
        </draw:g>
        <draw:frame draw:style-name="gr20" draw:text-style-name="P7" draw:layer="layout" svg:width="1.778cm" svg:height="1.185cm" svg:x="13.589cm" svg:y="26.67cm">
          <draw:text-box>
            <text:p text:style-name="P2"><text:span text:style-name="T7">Phone10117</text:span></text:p>
          </draw:text-box>
        </draw:frame>
        <draw:g>
          <draw:path draw:style-name="gr11" draw:text-style-name="P5" draw:layer="layout" svg:width="0.687cm" svg:height="1.3cm" svg:x="14.044cm" svg:y="18.823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14.044cm" svg:y="18.823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14.096cm" svg:y="19.008cm" svg:viewBox="0 0 584 957" draw:points="0,957 584,957 584,0 0,0">
            <text:p/>
          </draw:polygon>
          <draw:polygon draw:style-name="gr14" draw:text-style-name="P1" draw:layer="layout" svg:width="0.583cm" svg:height="0.956cm" svg:x="14.096cm" svg:y="19.008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4.28cm" svg:y="20.012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4.302cm" svg:y1="18.93cm" svg:x2="14.473cm" svg:y2="18.93cm">
            <text:p/>
          </draw:line>
        </draw:g>
        <draw:g>
          <draw:polygon draw:style-name="gr11" draw:text-style-name="P5" draw:layer="layout" svg:width="0.583cm" svg:height="0.956cm" svg:x="14.096cm" svg:y="19.008cm" svg:viewBox="0 0 584 957" draw:points="0,957 584,957 584,0 0,0">
            <text:p/>
          </draw:polygon>
          <draw:polygon draw:style-name="gr14" draw:text-style-name="P1" draw:layer="layout" svg:width="0.583cm" svg:height="0.956cm" svg:x="14.096cm" svg:y="19.008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4.28cm" svg:y="20.012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4.302cm" svg:y1="18.93cm" svg:x2="14.473cm" svg:y2="18.93cm">
            <text:p/>
          </draw:line>
        </draw:g>
        <draw:frame draw:style-name="gr19" draw:text-style-name="P7" draw:layer="layout" svg:width="1.778cm" svg:height="1.033cm" svg:x="13.462cm" svg:y="19.812cm">
          <draw:text-box>
            <text:p text:style-name="P2"><text:span text:style-name="T7">Phone10112</text:span></text:p>
          </draw:text-box>
        </draw:frame>
        <draw:g>
          <draw:path draw:style-name="gr11" draw:text-style-name="P5" draw:layer="layout" svg:width="0.687cm" svg:height="1.3cm" svg:x="12.647cm" svg:y="18.161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12.647cm" svg:y="18.161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12.699cm" svg:y="18.346cm" svg:viewBox="0 0 584 957" draw:points="0,957 584,957 584,0 0,0">
            <text:p/>
          </draw:polygon>
          <draw:polygon draw:style-name="gr14" draw:text-style-name="P1" draw:layer="layout" svg:width="0.583cm" svg:height="0.956cm" svg:x="12.699cm" svg:y="18.346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2.883cm" svg:y="19.35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2.905cm" svg:y1="18.268cm" svg:x2="13.076cm" svg:y2="18.268cm">
            <text:p/>
          </draw:line>
        </draw:g>
        <draw:g>
          <draw:polygon draw:style-name="gr11" draw:text-style-name="P5" draw:layer="layout" svg:width="0.583cm" svg:height="0.956cm" svg:x="12.699cm" svg:y="18.346cm" svg:viewBox="0 0 584 957" draw:points="0,957 584,957 584,0 0,0">
            <text:p/>
          </draw:polygon>
          <draw:polygon draw:style-name="gr14" draw:text-style-name="P1" draw:layer="layout" svg:width="0.583cm" svg:height="0.956cm" svg:x="12.699cm" svg:y="18.346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2.883cm" svg:y="19.35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2.905cm" svg:y1="18.268cm" svg:x2="13.076cm" svg:y2="18.268cm">
            <text:p/>
          </draw:line>
        </draw:g>
        <draw:frame draw:style-name="gr19" draw:text-style-name="P7" draw:layer="layout" svg:width="1.778cm" svg:height="1.033cm" svg:x="12.192cm" svg:y="19.033cm">
          <draw:text-box>
            <text:p text:style-name="P2"><text:span text:style-name="T7">Phone10111</text:span></text:p>
          </draw:text-box>
        </draw:frame>
        <draw:g>
          <draw:path draw:style-name="gr11" draw:text-style-name="P5" draw:layer="layout" svg:width="0.687cm" svg:height="1.3cm" svg:x="14.044cm" svg:y="16.029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14.044cm" svg:y="16.029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14.096cm" svg:y="16.214cm" svg:viewBox="0 0 584 957" draw:points="0,957 584,957 584,0 0,0">
            <text:p/>
          </draw:polygon>
          <draw:polygon draw:style-name="gr14" draw:text-style-name="P1" draw:layer="layout" svg:width="0.583cm" svg:height="0.956cm" svg:x="14.096cm" svg:y="16.214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4.28cm" svg:y="17.218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4.302cm" svg:y1="16.136cm" svg:x2="14.473cm" svg:y2="16.136cm">
            <text:p/>
          </draw:line>
        </draw:g>
        <draw:g>
          <draw:polygon draw:style-name="gr11" draw:text-style-name="P5" draw:layer="layout" svg:width="0.583cm" svg:height="0.956cm" svg:x="14.096cm" svg:y="16.214cm" svg:viewBox="0 0 584 957" draw:points="0,957 584,957 584,0 0,0">
            <text:p/>
          </draw:polygon>
          <draw:polygon draw:style-name="gr14" draw:text-style-name="P1" draw:layer="layout" svg:width="0.583cm" svg:height="0.956cm" svg:x="14.096cm" svg:y="16.214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4.28cm" svg:y="17.218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4.302cm" svg:y1="16.136cm" svg:x2="14.473cm" svg:y2="16.136cm">
            <text:p/>
          </draw:line>
        </draw:g>
        <draw:frame draw:style-name="gr19" draw:text-style-name="P7" draw:layer="layout" svg:width="1.778cm" svg:height="1.033cm" svg:x="13.589cm" svg:y="16.891cm">
          <draw:text-box>
            <text:p text:style-name="P2"><text:span text:style-name="T7">Phone10110</text:span></text:p>
          </draw:text-box>
        </draw:frame>
        <draw:g>
          <draw:path draw:style-name="gr11" draw:text-style-name="P5" draw:layer="layout" svg:width="0.687cm" svg:height="1.3cm" svg:x="12.368cm" svg:y="15.902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12.368cm" svg:y="15.902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12.42cm" svg:y="16.087cm" svg:viewBox="0 0 584 957" draw:points="0,957 584,957 584,0 0,0">
            <text:p/>
          </draw:polygon>
          <draw:polygon draw:style-name="gr14" draw:text-style-name="P1" draw:layer="layout" svg:width="0.583cm" svg:height="0.956cm" svg:x="12.42cm" svg:y="16.087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2.604cm" svg:y="17.091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2.626cm" svg:y1="16.009cm" svg:x2="12.797cm" svg:y2="16.009cm">
            <text:p/>
          </draw:line>
        </draw:g>
        <draw:g>
          <draw:polygon draw:style-name="gr11" draw:text-style-name="P5" draw:layer="layout" svg:width="0.583cm" svg:height="0.956cm" svg:x="12.42cm" svg:y="16.087cm" svg:viewBox="0 0 584 957" draw:points="0,957 584,957 584,0 0,0">
            <text:p/>
          </draw:polygon>
          <draw:polygon draw:style-name="gr14" draw:text-style-name="P1" draw:layer="layout" svg:width="0.583cm" svg:height="0.956cm" svg:x="12.42cm" svg:y="16.087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2.604cm" svg:y="17.091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2.626cm" svg:y1="16.009cm" svg:x2="12.797cm" svg:y2="16.009cm">
            <text:p/>
          </draw:line>
        </draw:g>
        <draw:frame draw:style-name="gr19" draw:text-style-name="P7" draw:layer="layout" svg:width="1.651cm" svg:height="1.033cm" svg:x="11.811cm" svg:y="16.874cm">
          <draw:text-box>
            <text:p text:style-name="P2"><text:span text:style-name="T7">Phone1019</text:span></text:p>
          </draw:text-box>
        </draw:frame>
        <draw:line draw:style-name="gr21" draw:text-style-name="P8" draw:layer="layout" svg:x1="12.192cm" svg:y1="17.526cm" svg:x2="6.731cm" svg:y2="21.844cm">
          <text:p/>
        </draw:line>
        <draw:line draw:style-name="gr21" draw:text-style-name="P8" draw:layer="layout" svg:x1="12.319cm" svg:y1="19.431cm" svg:x2="6.985cm" svg:y2="21.717cm">
          <text:p/>
        </draw:line>
        <draw:line draw:style-name="gr21" draw:text-style-name="P8" draw:layer="layout" svg:x1="13.716cm" svg:y1="17.526cm" svg:x2="6.985cm" svg:y2="21.59cm">
          <text:p/>
        </draw:line>
        <draw:line draw:style-name="gr21" draw:text-style-name="P8" draw:layer="layout" svg:x1="13.716cm" svg:y1="19.939cm" svg:x2="7.112cm" svg:y2="21.844cm">
          <text:p/>
        </draw:line>
        <draw:g>
          <draw:path draw:style-name="gr11" draw:text-style-name="P5" draw:layer="layout" svg:width="0.687cm" svg:height="1.3cm" svg:x="10.869cm" svg:y="16.03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10.869cm" svg:y="16.03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10.921cm" svg:y="16.215cm" svg:viewBox="0 0 584 957" draw:points="0,957 584,957 584,0 0,0">
            <text:p/>
          </draw:polygon>
          <draw:polygon draw:style-name="gr14" draw:text-style-name="P1" draw:layer="layout" svg:width="0.583cm" svg:height="0.956cm" svg:x="10.921cm" svg:y="16.215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1.105cm" svg:y="17.219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1.127cm" svg:y1="16.137cm" svg:x2="11.298cm" svg:y2="16.137cm">
            <text:p/>
          </draw:line>
        </draw:g>
        <draw:g>
          <draw:polygon draw:style-name="gr11" draw:text-style-name="P5" draw:layer="layout" svg:width="0.583cm" svg:height="0.956cm" svg:x="10.921cm" svg:y="16.215cm" svg:viewBox="0 0 584 957" draw:points="0,957 584,957 584,0 0,0">
            <text:p/>
          </draw:polygon>
          <draw:polygon draw:style-name="gr14" draw:text-style-name="P1" draw:layer="layout" svg:width="0.583cm" svg:height="0.956cm" svg:x="10.921cm" svg:y="16.215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1.105cm" svg:y="17.219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1.127cm" svg:y1="16.137cm" svg:x2="11.298cm" svg:y2="16.137cm">
            <text:p/>
          </draw:line>
        </draw:g>
        <draw:g>
          <draw:path draw:style-name="gr11" draw:text-style-name="P5" draw:layer="layout" svg:width="0.687cm" svg:height="1.3cm" svg:x="8.202cm" svg:y="14.124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8.202cm" svg:y="14.124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8.254cm" svg:y="14.309cm" svg:viewBox="0 0 584 957" draw:points="0,957 584,957 584,0 0,0">
            <text:p/>
          </draw:polygon>
          <draw:polygon draw:style-name="gr14" draw:text-style-name="P1" draw:layer="layout" svg:width="0.583cm" svg:height="0.956cm" svg:x="8.254cm" svg:y="14.309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8.438cm" svg:y="15.313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8.46cm" svg:y1="14.231cm" svg:x2="8.631cm" svg:y2="14.231cm">
            <text:p/>
          </draw:line>
        </draw:g>
        <draw:g>
          <draw:polygon draw:style-name="gr11" draw:text-style-name="P5" draw:layer="layout" svg:width="0.583cm" svg:height="0.956cm" svg:x="8.254cm" svg:y="14.309cm" svg:viewBox="0 0 584 957" draw:points="0,957 584,957 584,0 0,0">
            <text:p/>
          </draw:polygon>
          <draw:polygon draw:style-name="gr14" draw:text-style-name="P1" draw:layer="layout" svg:width="0.583cm" svg:height="0.956cm" svg:x="8.254cm" svg:y="14.309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8.438cm" svg:y="15.313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8.46cm" svg:y1="14.231cm" svg:x2="8.631cm" svg:y2="14.231cm">
            <text:p/>
          </draw:line>
        </draw:g>
        <draw:frame draw:style-name="gr19" draw:text-style-name="P7" draw:layer="layout" svg:width="1.651cm" svg:height="1.033cm" svg:x="7.874cm" svg:y="14.986cm">
          <draw:text-box>
            <text:p text:style-name="P2"><text:span text:style-name="T7">Phone1015</text:span></text:p>
          </draw:text-box>
        </draw:frame>
        <draw:g>
          <draw:path draw:style-name="gr11" draw:text-style-name="P5" draw:layer="layout" svg:width="0.687cm" svg:height="1.3cm" svg:x="11.098cm" svg:y="14.097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11.098cm" svg:y="14.097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11.15cm" svg:y="14.282cm" svg:viewBox="0 0 584 957" draw:points="0,957 584,957 584,0 0,0">
            <text:p/>
          </draw:polygon>
          <draw:polygon draw:style-name="gr14" draw:text-style-name="P1" draw:layer="layout" svg:width="0.583cm" svg:height="0.956cm" svg:x="11.15cm" svg:y="14.282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1.334cm" svg:y="15.286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1.356cm" svg:y1="14.204cm" svg:x2="11.527cm" svg:y2="14.204cm">
            <text:p/>
          </draw:line>
        </draw:g>
        <draw:g>
          <draw:polygon draw:style-name="gr11" draw:text-style-name="P5" draw:layer="layout" svg:width="0.583cm" svg:height="0.956cm" svg:x="11.15cm" svg:y="14.282cm" svg:viewBox="0 0 584 957" draw:points="0,957 584,957 584,0 0,0">
            <text:p/>
          </draw:polygon>
          <draw:polygon draw:style-name="gr14" draw:text-style-name="P1" draw:layer="layout" svg:width="0.583cm" svg:height="0.956cm" svg:x="11.15cm" svg:y="14.282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11.334cm" svg:y="15.286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11.356cm" svg:y1="14.204cm" svg:x2="11.527cm" svg:y2="14.204cm">
            <text:p/>
          </draw:line>
        </draw:g>
        <draw:frame draw:style-name="gr19" draw:text-style-name="P7" draw:layer="layout" svg:width="1.803cm" svg:height="1.033cm" svg:x="10.541cm" svg:y="14.986cm">
          <draw:text-box>
            <text:p text:style-name="P2"><text:span text:style-name="T7">Phone1017</text:span></text:p>
          </draw:text-box>
        </draw:frame>
        <draw:g>
          <draw:path draw:style-name="gr11" draw:text-style-name="P5" draw:layer="layout" svg:width="0.687cm" svg:height="1.3cm" svg:x="5.027cm" svg:y="14.097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5.027cm" svg:y="14.097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5.079cm" svg:y="14.282cm" svg:viewBox="0 0 584 957" draw:points="0,957 584,957 584,0 0,0">
            <text:p/>
          </draw:polygon>
          <draw:polygon draw:style-name="gr14" draw:text-style-name="P1" draw:layer="layout" svg:width="0.583cm" svg:height="0.956cm" svg:x="5.079cm" svg:y="14.282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5.263cm" svg:y="15.286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5.285cm" svg:y1="14.204cm" svg:x2="5.456cm" svg:y2="14.204cm">
            <text:p/>
          </draw:line>
        </draw:g>
        <draw:g>
          <draw:polygon draw:style-name="gr11" draw:text-style-name="P5" draw:layer="layout" svg:width="0.583cm" svg:height="0.956cm" svg:x="5.079cm" svg:y="14.282cm" svg:viewBox="0 0 584 957" draw:points="0,957 584,957 584,0 0,0">
            <text:p/>
          </draw:polygon>
          <draw:polygon draw:style-name="gr14" draw:text-style-name="P1" draw:layer="layout" svg:width="0.583cm" svg:height="0.956cm" svg:x="5.079cm" svg:y="14.282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5.263cm" svg:y="15.286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5.285cm" svg:y1="14.204cm" svg:x2="5.456cm" svg:y2="14.204cm">
            <text:p/>
          </draw:line>
        </draw:g>
        <draw:frame draw:style-name="gr19" draw:text-style-name="P7" draw:layer="layout" svg:width="1.651cm" svg:height="1.033cm" svg:x="4.699cm" svg:y="15.096cm">
          <draw:text-box>
            <text:p text:style-name="P2"><text:span text:style-name="T7">Phone1012</text:span></text:p>
          </draw:text-box>
        </draw:frame>
        <draw:line draw:style-name="gr22" draw:text-style-name="P8" draw:layer="layout" svg:x1="5.969cm" svg:y1="21.844cm" svg:x2="5.334cm" svg:y2="16.002cm">
          <text:p/>
        </draw:line>
        <draw:line draw:style-name="gr21" draw:text-style-name="P8" draw:layer="layout" svg:x1="8.89cm" svg:y1="15.24cm" svg:x2="6.477cm" svg:y2="21.717cm">
          <text:p/>
        </draw:line>
        <draw:line draw:style-name="gr24" draw:text-style-name="P8" draw:layer="layout" svg:x1="3.429cm" svg:y1="21.336cm" svg:x2="5.207cm" svg:y2="21.971cm">
          <text:p/>
        </draw:line>
        <draw:line draw:style-name="gr25" draw:text-style-name="P8" draw:layer="layout" svg:x1="7.239cm" svg:y1="12.954cm" svg:x2="6.223cm" svg:y2="21.717cm">
          <text:p/>
        </draw:line>
        <draw:line draw:style-name="gr25" draw:text-style-name="P8" draw:layer="layout" svg:x1="4.064cm" svg:y1="12.7cm" svg:x2="6.096cm" svg:y2="12.7cm">
          <text:p/>
        </draw:line>
        <draw:frame draw:style-name="gr13" draw:layer="layout" svg:width="2.032cm" svg:height="1.031cm" svg:x="14.097cm" svg:y="12.05cm">
          <draw:image xlink:href="Pictures/10000448000007F100000408893651A09CB92D5D.emf" xlink:type="simple" xlink:show="embed" xlink:actuate="onLoad" loext:mime-type="image/x-emf">
            <text:p/>
          </draw:image>
          <draw:image xlink:href="Pictures/100002010000004D000000274534B32773ADBB08.png" xlink:type="simple" xlink:show="embed" xlink:actuate="onLoad" loext:mime-type="image/png"/>
        </draw:frame>
        <draw:line draw:style-name="gr26" draw:text-style-name="P8" draw:layer="layout" svg:x1="8.001cm" svg:y1="12.446cm" svg:x2="14.351cm" svg:y2="12.446cm">
          <text:p/>
        </draw:line>
        <draw:frame draw:style-name="gr13" draw:layer="layout" svg:width="2.032cm" svg:height="1.031cm" svg:x="16.231cm" svg:y="21.463cm">
          <draw:image xlink:href="Pictures/10000448000007F100000408893651A09CB92D5D.emf" xlink:type="simple" xlink:show="embed" xlink:actuate="onLoad" loext:mime-type="image/x-emf">
            <text:p/>
          </draw:image>
          <draw:image xlink:href="Pictures/100002010000004D000000274534B32773ADBB08.png" xlink:type="simple" xlink:show="embed" xlink:actuate="onLoad" loext:mime-type="image/png"/>
        </draw:frame>
        <draw:line draw:style-name="gr26" draw:text-style-name="P8" draw:layer="layout" svg:x1="15.113cm" svg:y1="12.954cm" svg:x2="16.637cm" svg:y2="21.717cm">
          <text:p/>
        </draw:line>
        <draw:line draw:style-name="gr25" draw:text-style-name="P8" draw:layer="layout" svg:x1="17.628cm" svg:y1="22.479cm" svg:x2="18.771cm" svg:y2="23.622cm">
          <text:p/>
        </draw:line>
        <draw:frame draw:style-name="gr13" draw:layer="layout" svg:width="1.532cm" svg:height="0.687cm" svg:x="19.66cm" svg:y="22.225cm">
          <draw:image xlink:href="Pictures/10000D4C000005FD000002B009DDC9134F07BA01.emf" xlink:type="simple" xlink:show="embed" xlink:actuate="onLoad" loext:mime-type="image/x-emf">
            <text:p/>
          </draw:image>
          <draw:image xlink:href="Pictures/100002010000003A0000001A33347226C5A5F3EA.png" xlink:type="simple" xlink:show="embed" xlink:actuate="onLoad" loext:mime-type="image/png"/>
        </draw:frame>
        <draw:line draw:style-name="gr25" draw:text-style-name="P8" draw:layer="layout" svg:x1="18.009cm" svg:y1="21.971cm" svg:x2="19.787cm" svg:y2="22.479cm">
          <text:p/>
        </draw:line>
        <draw:g>
          <draw:path draw:style-name="gr11" draw:text-style-name="P5" draw:layer="layout" svg:width="0.687cm" svg:height="1.3cm" svg:x="21.463cm" svg:y="24.003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21.463cm" svg:y="24.003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21.515cm" svg:y="24.188cm" svg:viewBox="0 0 584 957" draw:points="0,957 584,957 584,0 0,0">
            <text:p/>
          </draw:polygon>
          <draw:polygon draw:style-name="gr14" draw:text-style-name="P1" draw:layer="layout" svg:width="0.583cm" svg:height="0.956cm" svg:x="21.515cm" svg:y="24.188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1.699cm" svg:y="25.192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1.721cm" svg:y1="24.11cm" svg:x2="21.892cm" svg:y2="24.11cm">
            <text:p/>
          </draw:line>
        </draw:g>
        <draw:g>
          <draw:polygon draw:style-name="gr11" draw:text-style-name="P5" draw:layer="layout" svg:width="0.583cm" svg:height="0.956cm" svg:x="21.515cm" svg:y="24.188cm" svg:viewBox="0 0 584 957" draw:points="0,957 584,957 584,0 0,0">
            <text:p/>
          </draw:polygon>
          <draw:polygon draw:style-name="gr14" draw:text-style-name="P1" draw:layer="layout" svg:width="0.583cm" svg:height="0.956cm" svg:x="21.515cm" svg:y="24.188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1.699cm" svg:y="25.192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1.721cm" svg:y1="24.11cm" svg:x2="21.892cm" svg:y2="24.11cm">
            <text:p/>
          </draw:line>
        </draw:g>
        <draw:frame draw:style-name="gr19" draw:text-style-name="P7" draw:layer="layout" svg:width="1.905cm" svg:height="1.033cm" svg:x="20.955cm" svg:y="24.892cm">
          <draw:text-box>
            <text:p text:style-name="P2"><text:span text:style-name="T7">Phone1060</text:span></text:p>
          </draw:text-box>
        </draw:frame>
        <draw:line draw:style-name="gr21" draw:text-style-name="P8" draw:layer="layout" svg:x1="20.676cm" svg:y1="22.86cm" svg:x2="21.463cm" svg:y2="24.257cm">
          <text:p/>
        </draw:line>
        <draw:line draw:style-name="gr21" draw:text-style-name="P8" draw:layer="layout" svg:x1="11.049cm" svg:y1="15.24cm" svg:x2="6.731cm" svg:y2="21.717cm">
          <text:p/>
        </draw:line>
        <draw:frame draw:style-name="gr13" draw:layer="layout" svg:width="2.032cm" svg:height="1.031cm" svg:x="21.844cm" svg:y="11.049cm">
          <draw:image xlink:href="Pictures/10000448000007F100000408893651A09CB92D5D.emf" xlink:type="simple" xlink:show="embed" xlink:actuate="onLoad" loext:mime-type="image/x-emf">
            <text:p/>
          </draw:image>
          <draw:image xlink:href="Pictures/100002010000004D000000274534B32773ADBB08.png" xlink:type="simple" xlink:show="embed" xlink:actuate="onLoad" loext:mime-type="image/png"/>
        </draw:frame>
        <draw:line draw:style-name="gr27" draw:text-style-name="P8" draw:layer="layout" svg:x1="16.002cm" svg:y1="12.446cm" svg:x2="21.971cm" svg:y2="11.557cm">
          <text:p/>
        </draw:line>
        <draw:frame draw:style-name="gr13" draw:layer="layout" svg:width="2.032cm" svg:height="1.031cm" svg:x="21.082cm" svg:y="15.225cm">
          <draw:image xlink:href="Pictures/10000448000007F100000408893651A09CB92D5D.emf" xlink:type="simple" xlink:show="embed" xlink:actuate="onLoad" loext:mime-type="image/x-emf">
            <text:p/>
          </draw:image>
          <draw:image xlink:href="Pictures/100002010000004D000000274534B32773ADBB08.png" xlink:type="simple" xlink:show="embed" xlink:actuate="onLoad" loext:mime-type="image/png"/>
        </draw:frame>
        <draw:line draw:style-name="gr26" draw:text-style-name="P8" draw:layer="layout" svg:x1="22.606cm" svg:y1="12.065cm" svg:x2="21.844cm" svg:y2="15.367cm">
          <text:p/>
        </draw:line>
        <draw:line draw:style-name="gr25" draw:text-style-name="P8" draw:layer="layout" svg:x1="21.59cm" svg:y1="16.129cm" svg:x2="21.59cm" svg:y2="18.542cm">
          <text:p/>
        </draw:line>
        <draw:frame draw:style-name="gr28" draw:text-style-name="P8" draw:layer="layout" svg:width="1.524cm" svg:height="1.524cm" svg:x="2.54cm" svg:y="12.065cm">
          <draw:image xlink:href="Pictures/100002010000020000000200F2796E82A867355B.png" xlink:type="simple" xlink:show="embed" xlink:actuate="onLoad" loext:mime-type="image/png">
            <text:p/>
          </draw:image>
        </draw:frame>
        <draw:frame draw:style-name="gr28" draw:text-style-name="P8" draw:layer="layout" svg:width="1.524cm" svg:height="1.524cm" svg:x="2.54cm" svg:y="10.287cm">
          <draw:image xlink:href="Pictures/100002010000020000000200F2796E82A867355B.png" xlink:type="simple" xlink:show="embed" xlink:actuate="onLoad" loext:mime-type="image/png">
            <text:p/>
          </draw:image>
        </draw:frame>
        <draw:frame draw:style-name="gr28" draw:text-style-name="P8" draw:layer="layout" svg:width="1.524cm" svg:height="1.524cm" svg:x="2.54cm" svg:y="8.255cm">
          <draw:image xlink:href="Pictures/100002010000020000000200F2796E82A867355B.png" xlink:type="simple" xlink:show="embed" xlink:actuate="onLoad" loext:mime-type="image/png">
            <text:p/>
          </draw:image>
        </draw:frame>
        <draw:frame draw:style-name="gr28" draw:text-style-name="P8" draw:layer="layout" svg:width="1.524cm" svg:height="1.524cm" svg:x="4.826cm" svg:y="7.239cm">
          <draw:image xlink:href="Pictures/100002010000020000000200F2796E82A867355B.png" xlink:type="simple" xlink:show="embed" xlink:actuate="onLoad" loext:mime-type="image/png">
            <text:p/>
          </draw:image>
        </draw:frame>
        <draw:frame draw:style-name="gr28" draw:text-style-name="P8" draw:layer="layout" svg:width="1.524cm" svg:height="1.524cm" svg:x="7.112cm" svg:y="7.239cm">
          <draw:image xlink:href="Pictures/100002010000020000000200F2796E82A867355B.png" xlink:type="simple" xlink:show="embed" xlink:actuate="onLoad" loext:mime-type="image/png">
            <text:p/>
          </draw:image>
        </draw:frame>
        <draw:frame draw:style-name="gr28" draw:text-style-name="P8" draw:layer="layout" svg:width="1.524cm" svg:height="1.524cm" svg:x="9.398cm" svg:y="7.239cm">
          <draw:image xlink:href="Pictures/100002010000020000000200F2796E82A867355B.png" xlink:type="simple" xlink:show="embed" xlink:actuate="onLoad" loext:mime-type="image/png">
            <text:p/>
          </draw:image>
        </draw:frame>
        <draw:frame draw:style-name="gr28" draw:text-style-name="P8" draw:layer="layout" svg:width="1.524cm" svg:height="1.524cm" svg:x="11.557cm" svg:y="7.239cm">
          <draw:image xlink:href="Pictures/100002010000020000000200F2796E82A867355B.png" xlink:type="simple" xlink:show="embed" xlink:actuate="onLoad" loext:mime-type="image/png">
            <text:p/>
          </draw:image>
        </draw:frame>
        <draw:frame draw:style-name="gr28" draw:text-style-name="P8" draw:layer="layout" svg:width="1.524cm" svg:height="1.524cm" svg:x="11.557cm" svg:y="9.398cm">
          <draw:image xlink:href="Pictures/100002010000020000000200F2796E82A867355B.png" xlink:type="simple" xlink:show="embed" xlink:actuate="onLoad" loext:mime-type="image/png">
            <text:p/>
          </draw:image>
        </draw:frame>
        <draw:line draw:style-name="gr25" draw:text-style-name="P8" draw:layer="layout" svg:x1="3.81cm" svg:y1="9.271cm" svg:x2="6.477cm" svg:y2="12.319cm">
          <text:p/>
        </draw:line>
        <draw:line draw:style-name="gr25" draw:text-style-name="P8" draw:layer="layout" svg:x1="5.207cm" svg:y1="8.636cm" svg:x2="6.731cm" svg:y2="12.192cm">
          <text:p/>
        </draw:line>
        <draw:line draw:style-name="gr25" draw:text-style-name="P8" draw:layer="layout" svg:x1="7.366cm" svg:y1="8.636cm" svg:x2="7.112cm" svg:y2="12.065cm">
          <text:p/>
        </draw:line>
        <draw:line draw:style-name="gr25" draw:text-style-name="P8" draw:layer="layout" svg:x1="9.652cm" svg:y1="8.636cm" svg:x2="7.62cm" svg:y2="12.192cm">
          <text:p/>
        </draw:line>
        <draw:line draw:style-name="gr29" draw:text-style-name="P8" draw:layer="layout" svg:x1="11.684cm" svg:y1="8.636cm" svg:x2="8.001cm" svg:y2="12.192cm">
          <text:p/>
        </draw:line>
        <draw:line draw:style-name="gr25" draw:text-style-name="P8" draw:layer="layout" svg:x1="11.811cm" svg:y1="10.668cm" svg:x2="8.001cm" svg:y2="12.319cm">
          <text:p/>
        </draw:line>
        <draw:frame draw:style-name="gr28" draw:text-style-name="P8" draw:layer="layout" svg:width="1.524cm" svg:height="1.524cm" svg:x="12.827cm" svg:y="1.27cm">
          <draw:image xlink:href="Pictures/100002010000020000000200F2796E82A867355B.png" xlink:type="simple" xlink:show="embed" xlink:actuate="onLoad" loext:mime-type="image/png">
            <text:p/>
          </draw:image>
        </draw:frame>
        <draw:frame draw:style-name="gr28" draw:text-style-name="P8" draw:layer="layout" svg:width="1.524cm" svg:height="1.524cm" svg:x="15.24cm" svg:y="1.27cm">
          <draw:image xlink:href="Pictures/100002010000020000000200F2796E82A867355B.png" xlink:type="simple" xlink:show="embed" xlink:actuate="onLoad" loext:mime-type="image/png">
            <text:p/>
          </draw:image>
        </draw:frame>
        <draw:frame draw:style-name="gr28" draw:text-style-name="P8" draw:layer="layout" svg:width="1.524cm" svg:height="1.524cm" svg:x="17.78cm" svg:y="1.27cm">
          <draw:image xlink:href="Pictures/100002010000020000000200F2796E82A867355B.png" xlink:type="simple" xlink:show="embed" xlink:actuate="onLoad" loext:mime-type="image/png">
            <text:p/>
          </draw:image>
        </draw:frame>
        <draw:frame draw:style-name="gr28" draw:text-style-name="P8" draw:layer="layout" svg:width="1.524cm" svg:height="1.524cm" svg:x="20.447cm" svg:y="1.27cm">
          <draw:image xlink:href="Pictures/100002010000020000000200F2796E82A867355B.png" xlink:type="simple" xlink:show="embed" xlink:actuate="onLoad" loext:mime-type="image/png">
            <text:p/>
          </draw:image>
        </draw:frame>
        <draw:frame draw:style-name="gr28" draw:text-style-name="P8" draw:layer="layout" svg:width="1.524cm" svg:height="1.524cm" svg:x="13.97cm" svg:y="5.08cm">
          <draw:image xlink:href="Pictures/100002010000020000000200F2796E82A867355B.png" xlink:type="simple" xlink:show="embed" xlink:actuate="onLoad" loext:mime-type="image/png">
            <text:p/>
          </draw:image>
        </draw:frame>
        <draw:frame draw:style-name="gr28" draw:text-style-name="P8" draw:layer="layout" svg:width="1.524cm" svg:height="1.524cm" svg:x="16.637cm" svg:y="5.08cm">
          <draw:image xlink:href="Pictures/100002010000020000000200F2796E82A867355B.png" xlink:type="simple" xlink:show="embed" xlink:actuate="onLoad" loext:mime-type="image/png">
            <text:p/>
          </draw:image>
        </draw:frame>
        <draw:frame draw:style-name="gr28" draw:text-style-name="P8" draw:layer="layout" svg:width="1.524cm" svg:height="1.524cm" svg:x="19.05cm" svg:y="5.08cm">
          <draw:image xlink:href="Pictures/100002010000020000000200F2796E82A867355B.png" xlink:type="simple" xlink:show="embed" xlink:actuate="onLoad" loext:mime-type="image/png">
            <text:p/>
          </draw:image>
        </draw:frame>
        <draw:frame draw:style-name="gr28" draw:text-style-name="P8" draw:layer="layout" svg:width="1.524cm" svg:height="1.524cm" svg:x="21.717cm" svg:y="5.08cm">
          <draw:image xlink:href="Pictures/100002010000020000000200F2796E82A867355B.png" xlink:type="simple" xlink:show="embed" xlink:actuate="onLoad" loext:mime-type="image/png">
            <text:p/>
          </draw:image>
        </draw:frame>
        <draw:frame draw:style-name="gr13" draw:layer="layout" svg:width="2.032cm" svg:height="1.031cm" svg:x="16.891cm" svg:y="3.414cm">
          <draw:image xlink:href="Pictures/10000448000007F100000408893651A09CB92D5D.emf" xlink:type="simple" xlink:show="embed" xlink:actuate="onLoad" loext:mime-type="image/x-emf">
            <text:p/>
          </draw:image>
          <draw:image xlink:href="Pictures/100002010000004D000000274534B32773ADBB08.png" xlink:type="simple" xlink:show="embed" xlink:actuate="onLoad" loext:mime-type="image/png"/>
        </draw:frame>
        <draw:line draw:style-name="gr25" draw:text-style-name="P8" draw:layer="layout" svg:x1="13.208cm" svg:y1="2.54cm" svg:x2="17.018cm" svg:y2="3.937cm">
          <text:p/>
        </draw:line>
        <draw:line draw:style-name="gr25" draw:text-style-name="P8" draw:layer="layout" svg:x1="15.621cm" svg:y1="2.54cm" svg:x2="17.272cm" svg:y2="3.683cm">
          <text:p/>
        </draw:line>
        <draw:line draw:style-name="gr25" draw:text-style-name="P8" draw:layer="layout" svg:x1="17.907cm" svg:y1="2.54cm" svg:x2="17.78cm" svg:y2="3.429cm">
          <text:p/>
        </draw:line>
        <draw:line draw:style-name="gr25" draw:text-style-name="P8" draw:layer="layout" svg:x1="20.828cm" svg:y1="2.54cm" svg:x2="18.796cm" svg:y2="3.683cm">
          <text:p/>
        </draw:line>
        <draw:line draw:style-name="gr25" draw:text-style-name="P8" draw:layer="layout" svg:x1="16.637cm" svg:y1="5.334cm" svg:x2="17.018cm" svg:y2="4.191cm">
          <text:p/>
        </draw:line>
        <draw:line draw:style-name="gr25" draw:text-style-name="P8" draw:layer="layout" svg:x1="19.05cm" svg:y1="5.842cm" svg:x2="17.907cm" svg:y2="4.191cm">
          <text:p/>
        </draw:line>
        <draw:line draw:style-name="gr25" draw:text-style-name="P8" draw:layer="layout" svg:x1="21.844cm" svg:y1="5.969cm" svg:x2="18.796cm" svg:y2="3.81cm">
          <text:p/>
        </draw:line>
        <draw:line draw:style-name="gr25" draw:text-style-name="P8" draw:layer="layout" svg:x1="15.367cm" svg:y1="6.096cm" svg:x2="16.891cm" svg:y2="4.318cm">
          <text:p/>
        </draw:line>
        <draw:line draw:style-name="gr26" draw:text-style-name="P8" draw:layer="layout" svg:x1="17.653cm" svg:y1="4.318cm" svg:x2="21.844cm" svg:y2="11.176cm">
          <text:p/>
        </draw:line>
        <draw:g>
          <draw:path draw:style-name="gr11" draw:text-style-name="P5" draw:layer="layout" svg:width="0.687cm" svg:height="1.3cm" svg:x="25.068cm" svg:y="5.107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25.068cm" svg:y="5.107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25.12cm" svg:y="5.292cm" svg:viewBox="0 0 584 957" draw:points="0,957 584,957 584,0 0,0">
            <text:p/>
          </draw:polygon>
          <draw:polygon draw:style-name="gr14" draw:text-style-name="P1" draw:layer="layout" svg:width="0.583cm" svg:height="0.956cm" svg:x="25.12cm" svg:y="5.292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5.304cm" svg:y="6.296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5.326cm" svg:y1="5.214cm" svg:x2="25.497cm" svg:y2="5.214cm">
            <text:p/>
          </draw:line>
        </draw:g>
        <draw:g>
          <draw:polygon draw:style-name="gr11" draw:text-style-name="P5" draw:layer="layout" svg:width="0.583cm" svg:height="0.956cm" svg:x="25.12cm" svg:y="5.292cm" svg:viewBox="0 0 584 957" draw:points="0,957 584,957 584,0 0,0">
            <text:p/>
          </draw:polygon>
          <draw:polygon draw:style-name="gr14" draw:text-style-name="P1" draw:layer="layout" svg:width="0.583cm" svg:height="0.956cm" svg:x="25.12cm" svg:y="5.292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5.304cm" svg:y="6.296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5.326cm" svg:y1="5.214cm" svg:x2="25.497cm" svg:y2="5.214cm">
            <text:p/>
          </draw:line>
        </draw:g>
        <draw:frame draw:style-name="gr19" draw:text-style-name="P7" draw:layer="layout" svg:width="1.524cm" svg:height="1.033cm" svg:x="24.638cm" svg:y="6.14cm">
          <draw:text-box>
            <text:p text:style-name="P2"><text:span text:style-name="T7">Phone817</text:span></text:p>
          </draw:text-box>
        </draw:frame>
        <draw:g>
          <draw:path draw:style-name="gr11" draw:text-style-name="P5" draw:layer="layout" svg:width="0.687cm" svg:height="1.3cm" svg:x="26.744cm" svg:y="5.107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26.744cm" svg:y="5.107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26.796cm" svg:y="5.292cm" svg:viewBox="0 0 584 957" draw:points="0,957 584,957 584,0 0,0">
            <text:p/>
          </draw:polygon>
          <draw:polygon draw:style-name="gr14" draw:text-style-name="P1" draw:layer="layout" svg:width="0.583cm" svg:height="0.956cm" svg:x="26.796cm" svg:y="5.292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6.98cm" svg:y="6.296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7.002cm" svg:y1="5.214cm" svg:x2="27.173cm" svg:y2="5.214cm">
            <text:p/>
          </draw:line>
        </draw:g>
        <draw:g>
          <draw:polygon draw:style-name="gr11" draw:text-style-name="P5" draw:layer="layout" svg:width="0.583cm" svg:height="0.956cm" svg:x="26.796cm" svg:y="5.292cm" svg:viewBox="0 0 584 957" draw:points="0,957 584,957 584,0 0,0">
            <text:p/>
          </draw:polygon>
          <draw:polygon draw:style-name="gr14" draw:text-style-name="P1" draw:layer="layout" svg:width="0.583cm" svg:height="0.956cm" svg:x="26.796cm" svg:y="5.292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6.98cm" svg:y="6.296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7.002cm" svg:y1="5.214cm" svg:x2="27.173cm" svg:y2="5.214cm">
            <text:p/>
          </draw:line>
        </draw:g>
        <draw:frame draw:style-name="gr19" draw:text-style-name="P7" draw:layer="layout" svg:width="1.549cm" svg:height="1.033cm" svg:x="26.289cm" svg:y="6.14cm">
          <draw:text-box>
            <text:p text:style-name="P2"><text:span text:style-name="T7">Phone816</text:span></text:p>
          </draw:text-box>
        </draw:frame>
        <draw:g>
          <draw:path draw:style-name="gr11" draw:text-style-name="P5" draw:layer="layout" svg:width="0.687cm" svg:height="1.3cm" svg:x="28.497cm" svg:y="5.08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28.497cm" svg:y="5.08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28.549cm" svg:y="5.265cm" svg:viewBox="0 0 584 957" draw:points="0,957 584,957 584,0 0,0">
            <text:p/>
          </draw:polygon>
          <draw:polygon draw:style-name="gr14" draw:text-style-name="P1" draw:layer="layout" svg:width="0.583cm" svg:height="0.956cm" svg:x="28.549cm" svg:y="5.265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8.733cm" svg:y="6.269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8.755cm" svg:y1="5.187cm" svg:x2="28.926cm" svg:y2="5.187cm">
            <text:p/>
          </draw:line>
        </draw:g>
        <draw:g>
          <draw:polygon draw:style-name="gr11" draw:text-style-name="P5" draw:layer="layout" svg:width="0.583cm" svg:height="0.956cm" svg:x="28.549cm" svg:y="5.265cm" svg:viewBox="0 0 584 957" draw:points="0,957 584,957 584,0 0,0">
            <text:p/>
          </draw:polygon>
          <draw:polygon draw:style-name="gr14" draw:text-style-name="P1" draw:layer="layout" svg:width="0.583cm" svg:height="0.956cm" svg:x="28.549cm" svg:y="5.265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8.733cm" svg:y="6.269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8.755cm" svg:y1="5.187cm" svg:x2="28.926cm" svg:y2="5.187cm">
            <text:p/>
          </draw:line>
        </draw:g>
        <draw:frame draw:style-name="gr19" draw:text-style-name="P7" draw:layer="layout" svg:width="1.524cm" svg:height="1.033cm" svg:x="28.194cm" svg:y="6.096cm">
          <draw:text-box>
            <text:p text:style-name="P2"><text:span text:style-name="T7">Phone815</text:span></text:p>
          </draw:text-box>
        </draw:frame>
        <draw:g>
          <draw:path draw:style-name="gr11" draw:text-style-name="P5" draw:layer="layout" svg:width="0.687cm" svg:height="1.3cm" svg:x="30.3cm" svg:y="2.821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30.3cm" svg:y="2.821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30.352cm" svg:y="3.006cm" svg:viewBox="0 0 584 957" draw:points="0,957 584,957 584,0 0,0">
            <text:p/>
          </draw:polygon>
          <draw:polygon draw:style-name="gr14" draw:text-style-name="P1" draw:layer="layout" svg:width="0.583cm" svg:height="0.956cm" svg:x="30.352cm" svg:y="3.006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30.536cm" svg:y="4.01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30.558cm" svg:y1="2.928cm" svg:x2="30.729cm" svg:y2="2.928cm">
            <text:p/>
          </draw:line>
        </draw:g>
        <draw:g>
          <draw:polygon draw:style-name="gr11" draw:text-style-name="P5" draw:layer="layout" svg:width="0.583cm" svg:height="0.956cm" svg:x="30.352cm" svg:y="3.006cm" svg:viewBox="0 0 584 957" draw:points="0,957 584,957 584,0 0,0">
            <text:p/>
          </draw:polygon>
          <draw:polygon draw:style-name="gr14" draw:text-style-name="P1" draw:layer="layout" svg:width="0.583cm" svg:height="0.956cm" svg:x="30.352cm" svg:y="3.006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30.536cm" svg:y="4.01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30.558cm" svg:y1="2.928cm" svg:x2="30.729cm" svg:y2="2.928cm">
            <text:p/>
          </draw:line>
        </draw:g>
        <draw:frame draw:style-name="gr19" draw:text-style-name="P7" draw:layer="layout" svg:width="1.524cm" svg:height="1.033cm" svg:x="29.972cm" svg:y="3.854cm">
          <draw:text-box>
            <text:p text:style-name="P2"><text:span text:style-name="T7">Phone813</text:span></text:p>
          </draw:text-box>
        </draw:frame>
        <draw:g>
          <draw:path draw:style-name="gr11" draw:text-style-name="P5" draw:layer="layout" svg:width="0.687cm" svg:height="1.3cm" svg:x="25.068cm" svg:y="5.107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25.068cm" svg:y="5.107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25.12cm" svg:y="5.292cm" svg:viewBox="0 0 584 957" draw:points="0,957 584,957 584,0 0,0">
            <text:p/>
          </draw:polygon>
          <draw:polygon draw:style-name="gr14" draw:text-style-name="P1" draw:layer="layout" svg:width="0.583cm" svg:height="0.956cm" svg:x="25.12cm" svg:y="5.292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5.304cm" svg:y="6.296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5.326cm" svg:y1="5.214cm" svg:x2="25.497cm" svg:y2="5.214cm">
            <text:p/>
          </draw:line>
        </draw:g>
        <draw:g>
          <draw:polygon draw:style-name="gr11" draw:text-style-name="P5" draw:layer="layout" svg:width="0.583cm" svg:height="0.956cm" svg:x="25.12cm" svg:y="5.292cm" svg:viewBox="0 0 584 957" draw:points="0,957 584,957 584,0 0,0">
            <text:p/>
          </draw:polygon>
          <draw:polygon draw:style-name="gr14" draw:text-style-name="P1" draw:layer="layout" svg:width="0.583cm" svg:height="0.956cm" svg:x="25.12cm" svg:y="5.292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5.304cm" svg:y="6.296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5.326cm" svg:y1="5.214cm" svg:x2="25.497cm" svg:y2="5.214cm">
            <text:p/>
          </draw:line>
        </draw:g>
        <draw:g>
          <draw:path draw:style-name="gr11" draw:text-style-name="P5" draw:layer="layout" svg:width="0.687cm" svg:height="1.3cm" svg:x="25.068cm" svg:y="0.662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25.068cm" svg:y="0.662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25.12cm" svg:y="0.847cm" svg:viewBox="0 0 584 957" draw:points="0,957 584,957 584,0 0,0">
            <text:p/>
          </draw:polygon>
          <draw:polygon draw:style-name="gr14" draw:text-style-name="P1" draw:layer="layout" svg:width="0.583cm" svg:height="0.956cm" svg:x="25.12cm" svg:y="0.847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5.304cm" svg:y="1.851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5.326cm" svg:y1="0.769cm" svg:x2="25.497cm" svg:y2="0.769cm">
            <text:p/>
          </draw:line>
        </draw:g>
        <draw:g>
          <draw:polygon draw:style-name="gr11" draw:text-style-name="P5" draw:layer="layout" svg:width="0.583cm" svg:height="0.956cm" svg:x="25.12cm" svg:y="0.847cm" svg:viewBox="0 0 584 957" draw:points="0,957 584,957 584,0 0,0">
            <text:p/>
          </draw:polygon>
          <draw:polygon draw:style-name="gr14" draw:text-style-name="P1" draw:layer="layout" svg:width="0.583cm" svg:height="0.956cm" svg:x="25.12cm" svg:y="0.847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5.304cm" svg:y="1.851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5.326cm" svg:y1="0.769cm" svg:x2="25.497cm" svg:y2="0.769cm">
            <text:p/>
          </draw:line>
        </draw:g>
        <draw:g>
          <draw:path draw:style-name="gr11" draw:text-style-name="P5" draw:layer="layout" svg:width="0.687cm" svg:height="1.3cm" svg:x="25.068cm" svg:y="0.662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25.068cm" svg:y="0.662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25.12cm" svg:y="0.847cm" svg:viewBox="0 0 584 957" draw:points="0,957 584,957 584,0 0,0">
            <text:p/>
          </draw:polygon>
          <draw:polygon draw:style-name="gr14" draw:text-style-name="P1" draw:layer="layout" svg:width="0.583cm" svg:height="0.956cm" svg:x="25.12cm" svg:y="0.847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5.304cm" svg:y="1.851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5.326cm" svg:y1="0.769cm" svg:x2="25.497cm" svg:y2="0.769cm">
            <text:p/>
          </draw:line>
        </draw:g>
        <draw:g>
          <draw:polygon draw:style-name="gr11" draw:text-style-name="P5" draw:layer="layout" svg:width="0.583cm" svg:height="0.956cm" svg:x="25.12cm" svg:y="0.847cm" svg:viewBox="0 0 584 957" draw:points="0,957 584,957 584,0 0,0">
            <text:p/>
          </draw:polygon>
          <draw:polygon draw:style-name="gr14" draw:text-style-name="P1" draw:layer="layout" svg:width="0.583cm" svg:height="0.956cm" svg:x="25.12cm" svg:y="0.847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5.304cm" svg:y="1.851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5.326cm" svg:y1="0.769cm" svg:x2="25.497cm" svg:y2="0.769cm">
            <text:p/>
          </draw:line>
        </draw:g>
        <draw:frame draw:style-name="gr19" draw:text-style-name="P7" draw:layer="layout" svg:width="1.549cm" svg:height="1.033cm" svg:x="24.74cm" svg:y="1.695cm">
          <draw:text-box>
            <text:p text:style-name="P2"><text:span text:style-name="T7">Phone810</text:span></text:p>
          </draw:text-box>
        </draw:frame>
        <draw:g>
          <draw:path draw:style-name="gr11" draw:text-style-name="P5" draw:layer="layout" svg:width="0.687cm" svg:height="1.3cm" svg:x="27.252cm" svg:y="0.635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27.252cm" svg:y="0.635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27.304cm" svg:y="0.82cm" svg:viewBox="0 0 584 957" draw:points="0,957 584,957 584,0 0,0">
            <text:p/>
          </draw:polygon>
          <draw:polygon draw:style-name="gr14" draw:text-style-name="P1" draw:layer="layout" svg:width="0.583cm" svg:height="0.956cm" svg:x="27.304cm" svg:y="0.82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7.488cm" svg:y="1.824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7.51cm" svg:y1="0.742cm" svg:x2="27.681cm" svg:y2="0.742cm">
            <text:p/>
          </draw:line>
        </draw:g>
        <draw:g>
          <draw:polygon draw:style-name="gr11" draw:text-style-name="P5" draw:layer="layout" svg:width="0.583cm" svg:height="0.956cm" svg:x="27.304cm" svg:y="0.82cm" svg:viewBox="0 0 584 957" draw:points="0,957 584,957 584,0 0,0">
            <text:p/>
          </draw:polygon>
          <draw:polygon draw:style-name="gr14" draw:text-style-name="P1" draw:layer="layout" svg:width="0.583cm" svg:height="0.956cm" svg:x="27.304cm" svg:y="0.82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7.488cm" svg:y="1.824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7.51cm" svg:y1="0.742cm" svg:x2="27.681cm" svg:y2="0.742cm">
            <text:p/>
          </draw:line>
        </draw:g>
        <draw:frame draw:style-name="gr16" draw:text-style-name="P1" draw:layer="layout" svg:width="1.422cm" svg:height="0.658cm" svg:x="26.924cm" svg:y="1.855cm">
          <draw:text-box>
            <text:p text:style-name="P2"><text:span text:style-name="T7">Phone811</text:span></text:p>
          </draw:text-box>
        </draw:frame>
        <draw:g>
          <draw:path draw:style-name="gr11" draw:text-style-name="P5" draw:layer="layout" svg:width="0.687cm" svg:height="1.3cm" svg:x="27.252cm" svg:y="0.635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27.252cm" svg:y="0.635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27.304cm" svg:y="0.82cm" svg:viewBox="0 0 584 957" draw:points="0,957 584,957 584,0 0,0">
            <text:p/>
          </draw:polygon>
          <draw:polygon draw:style-name="gr14" draw:text-style-name="P1" draw:layer="layout" svg:width="0.583cm" svg:height="0.956cm" svg:x="27.304cm" svg:y="0.82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7.488cm" svg:y="1.824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7.51cm" svg:y1="0.742cm" svg:x2="27.681cm" svg:y2="0.742cm">
            <text:p/>
          </draw:line>
        </draw:g>
        <draw:g>
          <draw:polygon draw:style-name="gr11" draw:text-style-name="P5" draw:layer="layout" svg:width="0.583cm" svg:height="0.956cm" svg:x="27.304cm" svg:y="0.82cm" svg:viewBox="0 0 584 957" draw:points="0,957 584,957 584,0 0,0">
            <text:p/>
          </draw:polygon>
          <draw:polygon draw:style-name="gr14" draw:text-style-name="P1" draw:layer="layout" svg:width="0.583cm" svg:height="0.956cm" svg:x="27.304cm" svg:y="0.82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7.488cm" svg:y="1.824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7.51cm" svg:y1="0.742cm" svg:x2="27.681cm" svg:y2="0.742cm">
            <text:p/>
          </draw:line>
        </draw:g>
        <draw:g>
          <draw:path draw:style-name="gr11" draw:text-style-name="P5" draw:layer="layout" svg:width="0.687cm" svg:height="1.3cm" svg:x="29.513cm" svg:y="0.635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29.513cm" svg:y="0.635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29.565cm" svg:y="0.82cm" svg:viewBox="0 0 584 957" draw:points="0,957 584,957 584,0 0,0">
            <text:p/>
          </draw:polygon>
          <draw:polygon draw:style-name="gr14" draw:text-style-name="P1" draw:layer="layout" svg:width="0.583cm" svg:height="0.956cm" svg:x="29.565cm" svg:y="0.82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9.749cm" svg:y="1.824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9.771cm" svg:y1="0.742cm" svg:x2="29.942cm" svg:y2="0.742cm">
            <text:p/>
          </draw:line>
        </draw:g>
        <draw:g>
          <draw:polygon draw:style-name="gr11" draw:text-style-name="P5" draw:layer="layout" svg:width="0.583cm" svg:height="0.956cm" svg:x="29.565cm" svg:y="0.82cm" svg:viewBox="0 0 584 957" draw:points="0,957 584,957 584,0 0,0">
            <text:p/>
          </draw:polygon>
          <draw:polygon draw:style-name="gr14" draw:text-style-name="P1" draw:layer="layout" svg:width="0.583cm" svg:height="0.956cm" svg:x="29.565cm" svg:y="0.82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9.749cm" svg:y="1.824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9.771cm" svg:y1="0.742cm" svg:x2="29.942cm" svg:y2="0.742cm">
            <text:p/>
          </draw:line>
        </draw:g>
        <draw:frame draw:style-name="gr19" draw:text-style-name="P7" draw:layer="layout" svg:width="1.524cm" svg:height="1.033cm" svg:x="29.21cm" svg:y="1.651cm">
          <draw:text-box>
            <text:p text:style-name="P2"><text:span text:style-name="T7">Phone812</text:span></text:p>
          </draw:text-box>
        </draw:frame>
        <draw:g>
          <draw:path draw:style-name="gr11" draw:text-style-name="P5" draw:layer="layout" svg:width="0.687cm" svg:height="1.3cm" svg:x="29.513cm" svg:y="0.635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29.513cm" svg:y="0.635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29.565cm" svg:y="0.82cm" svg:viewBox="0 0 584 957" draw:points="0,957 584,957 584,0 0,0">
            <text:p/>
          </draw:polygon>
          <draw:polygon draw:style-name="gr14" draw:text-style-name="P1" draw:layer="layout" svg:width="0.583cm" svg:height="0.956cm" svg:x="29.565cm" svg:y="0.82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9.749cm" svg:y="1.824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9.771cm" svg:y1="0.742cm" svg:x2="29.942cm" svg:y2="0.742cm">
            <text:p/>
          </draw:line>
        </draw:g>
        <draw:g>
          <draw:polygon draw:style-name="gr11" draw:text-style-name="P5" draw:layer="layout" svg:width="0.583cm" svg:height="0.956cm" svg:x="29.565cm" svg:y="0.82cm" svg:viewBox="0 0 584 957" draw:points="0,957 584,957 584,0 0,0">
            <text:p/>
          </draw:polygon>
          <draw:polygon draw:style-name="gr14" draw:text-style-name="P1" draw:layer="layout" svg:width="0.583cm" svg:height="0.956cm" svg:x="29.565cm" svg:y="0.82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29.749cm" svg:y="1.824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29.771cm" svg:y1="0.742cm" svg:x2="29.942cm" svg:y2="0.742cm">
            <text:p/>
          </draw:line>
        </draw:g>
        <draw:line draw:style-name="gr25" draw:text-style-name="P8" draw:layer="layout" svg:x1="18.796cm" svg:y1="3.81cm" svg:x2="26.797cm" svg:y2="3.683cm">
          <text:p/>
        </draw:line>
        <draw:line draw:style-name="gr21" draw:text-style-name="P8" draw:layer="layout" svg:x1="25.781cm" svg:y1="1.778cm" svg:x2="27.305cm" svg:y2="3.429cm">
          <text:p/>
        </draw:line>
        <draw:line draw:style-name="gr21" draw:text-style-name="P8" draw:layer="layout" svg:x1="27.559cm" svg:y1="2.286cm" svg:x2="27.559cm" svg:y2="3.302cm">
          <text:p/>
        </draw:line>
        <draw:line draw:style-name="gr30" draw:text-style-name="P8" draw:layer="layout" svg:x1="29.464cm" svg:y1="1.905cm" svg:x2="28.194cm" svg:y2="3.302cm">
          <text:p/>
        </draw:line>
        <draw:line draw:style-name="gr30" draw:text-style-name="P8" draw:layer="layout" svg:x1="30.353cm" svg:y1="3.683cm" svg:x2="28.194cm" svg:y2="3.683cm">
          <text:p/>
        </draw:line>
        <draw:line draw:style-name="gr21" draw:text-style-name="P8" draw:layer="layout" svg:x1="25.781cm" svg:y1="5.207cm" svg:x2="26.924cm" svg:y2="3.937cm">
          <text:p/>
        </draw:line>
        <draw:line draw:style-name="gr30" draw:text-style-name="P8" draw:layer="layout" svg:x1="27.305cm" svg:y1="5.08cm" svg:x2="27.432cm" svg:y2="3.937cm">
          <text:p/>
        </draw:line>
        <draw:line draw:style-name="gr30" draw:text-style-name="P8" draw:layer="layout" svg:x1="28.448cm" svg:y1="5.207cm" svg:x2="27.94cm" svg:y2="3.81cm">
          <text:p/>
        </draw:line>
        <draw:g>
          <draw:path draw:style-name="gr11" draw:text-style-name="P5" draw:layer="layout" svg:width="0.687cm" svg:height="1.3cm" svg:x="30.3cm" svg:y="4.98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30.3cm" svg:y="4.98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30.352cm" svg:y="5.165cm" svg:viewBox="0 0 584 957" draw:points="0,957 584,957 584,0 0,0">
            <text:p/>
          </draw:polygon>
          <draw:polygon draw:style-name="gr14" draw:text-style-name="P1" draw:layer="layout" svg:width="0.583cm" svg:height="0.956cm" svg:x="30.352cm" svg:y="5.165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30.536cm" svg:y="6.169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30.558cm" svg:y1="5.087cm" svg:x2="30.729cm" svg:y2="5.087cm">
            <text:p/>
          </draw:line>
        </draw:g>
        <draw:g>
          <draw:polygon draw:style-name="gr11" draw:text-style-name="P5" draw:layer="layout" svg:width="0.583cm" svg:height="0.956cm" svg:x="30.352cm" svg:y="5.165cm" svg:viewBox="0 0 584 957" draw:points="0,957 584,957 584,0 0,0">
            <text:p/>
          </draw:polygon>
          <draw:polygon draw:style-name="gr14" draw:text-style-name="P1" draw:layer="layout" svg:width="0.583cm" svg:height="0.956cm" svg:x="30.352cm" svg:y="5.165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30.536cm" svg:y="6.169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30.558cm" svg:y1="5.087cm" svg:x2="30.729cm" svg:y2="5.087cm">
            <text:p/>
          </draw:line>
        </draw:g>
        <draw:frame draw:style-name="gr19" draw:text-style-name="P7" draw:layer="layout" svg:width="1.524cm" svg:height="1.033cm" svg:x="29.972cm" svg:y="6.013cm">
          <draw:text-box>
            <text:p text:style-name="P2"><text:span text:style-name="T7">Phone814</text:span></text:p>
          </draw:text-box>
        </draw:frame>
        <draw:g>
          <draw:path draw:style-name="gr11" draw:text-style-name="P5" draw:layer="layout" svg:width="0.687cm" svg:height="1.3cm" svg:x="30.3cm" svg:y="4.98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30.3cm" svg:y="4.98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30.352cm" svg:y="5.165cm" svg:viewBox="0 0 584 957" draw:points="0,957 584,957 584,0 0,0">
            <text:p/>
          </draw:polygon>
          <draw:polygon draw:style-name="gr14" draw:text-style-name="P1" draw:layer="layout" svg:width="0.583cm" svg:height="0.956cm" svg:x="30.352cm" svg:y="5.165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30.536cm" svg:y="6.169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30.558cm" svg:y1="5.087cm" svg:x2="30.729cm" svg:y2="5.087cm">
            <text:p/>
          </draw:line>
        </draw:g>
        <draw:g>
          <draw:polygon draw:style-name="gr11" draw:text-style-name="P5" draw:layer="layout" svg:width="0.583cm" svg:height="0.956cm" svg:x="30.352cm" svg:y="5.165cm" svg:viewBox="0 0 584 957" draw:points="0,957 584,957 584,0 0,0">
            <text:p/>
          </draw:polygon>
          <draw:polygon draw:style-name="gr14" draw:text-style-name="P1" draw:layer="layout" svg:width="0.583cm" svg:height="0.956cm" svg:x="30.352cm" svg:y="5.165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30.536cm" svg:y="6.169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30.558cm" svg:y1="5.087cm" svg:x2="30.729cm" svg:y2="5.087cm">
            <text:p/>
          </draw:line>
        </draw:g>
        <draw:line draw:style-name="gr30" draw:text-style-name="P8" draw:layer="layout" svg:x1="28.067cm" svg:y1="3.937cm" svg:x2="30.353cm" svg:y2="5.207cm">
          <text:p/>
        </draw:line>
        <draw:frame draw:style-name="gr13" draw:layer="layout" svg:width="2.032cm" svg:height="1.031cm" svg:x="28.448cm" svg:y="12.7cm">
          <draw:image xlink:href="Pictures/10000448000007F100000408893651A09CB92D5D.emf" xlink:type="simple" xlink:show="embed" xlink:actuate="onLoad" loext:mime-type="image/x-emf">
            <text:p/>
          </draw:image>
          <draw:image xlink:href="Pictures/100002010000004D000000274534B32773ADBB08.png" xlink:type="simple" xlink:show="embed" xlink:actuate="onLoad" loext:mime-type="image/png"/>
        </draw:frame>
        <draw:frame draw:style-name="gr28" draw:text-style-name="P8" draw:layer="layout" svg:width="1.524cm" svg:height="1.524cm" svg:x="33.02cm" svg:y="12.192cm">
          <draw:image xlink:href="Pictures/100002010000020000000200F2796E82A867355B.png" xlink:type="simple" xlink:show="embed" xlink:actuate="onLoad" loext:mime-type="image/png">
            <text:p/>
          </draw:image>
        </draw:frame>
        <draw:line draw:style-name="gr25" draw:text-style-name="P8" draw:layer="layout" svg:x1="30.353cm" svg:y1="13.081cm" svg:x2="33.02cm" svg:y2="13.081cm">
          <text:p/>
        </draw:line>
        <draw:frame draw:style-name="gr13" draw:layer="layout" svg:width="1.532cm" svg:height="0.687cm" svg:x="28.702cm" svg:y="15.188cm">
          <draw:image xlink:href="Pictures/10000D4C000005FD000002B009DDC9134F07BA01.emf" xlink:type="simple" xlink:show="embed" xlink:actuate="onLoad" loext:mime-type="image/x-emf">
            <text:p/>
          </draw:image>
          <draw:image xlink:href="Pictures/100002010000003A0000001A33347226C5A5F3EA.png" xlink:type="simple" xlink:show="embed" xlink:actuate="onLoad" loext:mime-type="image/png"/>
        </draw:frame>
        <draw:line draw:style-name="gr25" draw:text-style-name="P8" draw:layer="layout" svg:x1="29.337cm" svg:y1="13.589cm" svg:x2="29.337cm" svg:y2="15.367cm">
          <text:p/>
        </draw:line>
        <draw:g>
          <draw:path draw:style-name="gr11" draw:text-style-name="P5" draw:layer="layout" svg:width="0.687cm" svg:height="1.3cm" svg:x="31.799cm" svg:y="14.478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31.799cm" svg:y="14.478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31.851cm" svg:y="14.663cm" svg:viewBox="0 0 584 957" draw:points="0,957 584,957 584,0 0,0">
            <text:p/>
          </draw:polygon>
          <draw:polygon draw:style-name="gr14" draw:text-style-name="P1" draw:layer="layout" svg:width="0.583cm" svg:height="0.956cm" svg:x="31.851cm" svg:y="14.663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32.035cm" svg:y="15.667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32.057cm" svg:y1="14.585cm" svg:x2="32.228cm" svg:y2="14.585cm">
            <text:p/>
          </draw:line>
        </draw:g>
        <draw:g>
          <draw:polygon draw:style-name="gr11" draw:text-style-name="P5" draw:layer="layout" svg:width="0.583cm" svg:height="0.956cm" svg:x="31.851cm" svg:y="14.663cm" svg:viewBox="0 0 584 957" draw:points="0,957 584,957 584,0 0,0">
            <text:p/>
          </draw:polygon>
          <draw:polygon draw:style-name="gr14" draw:text-style-name="P1" draw:layer="layout" svg:width="0.583cm" svg:height="0.956cm" svg:x="31.851cm" svg:y="14.663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32.035cm" svg:y="15.667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32.057cm" svg:y1="14.585cm" svg:x2="32.228cm" svg:y2="14.585cm">
            <text:p/>
          </draw:line>
        </draw:g>
        <draw:frame draw:style-name="gr19" draw:text-style-name="P7" draw:layer="layout" svg:width="1.549cm" svg:height="1.033cm" svg:x="31.471cm" svg:y="15.511cm">
          <draw:text-box>
            <text:p text:style-name="P2"><text:span text:style-name="T7">Phone820</text:span></text:p>
          </draw:text-box>
        </draw:frame>
        <draw:g>
          <draw:path draw:style-name="gr11" draw:text-style-name="P5" draw:layer="layout" svg:width="0.687cm" svg:height="1.3cm" svg:x="31.799cm" svg:y="14.478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31.799cm" svg:y="14.478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31.851cm" svg:y="14.663cm" svg:viewBox="0 0 584 957" draw:points="0,957 584,957 584,0 0,0">
            <text:p/>
          </draw:polygon>
          <draw:polygon draw:style-name="gr14" draw:text-style-name="P1" draw:layer="layout" svg:width="0.583cm" svg:height="0.956cm" svg:x="31.851cm" svg:y="14.663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32.035cm" svg:y="15.667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32.057cm" svg:y1="14.585cm" svg:x2="32.228cm" svg:y2="14.585cm">
            <text:p/>
          </draw:line>
        </draw:g>
        <draw:g>
          <draw:polygon draw:style-name="gr11" draw:text-style-name="P5" draw:layer="layout" svg:width="0.583cm" svg:height="0.956cm" svg:x="31.851cm" svg:y="14.663cm" svg:viewBox="0 0 584 957" draw:points="0,957 584,957 584,0 0,0">
            <text:p/>
          </draw:polygon>
          <draw:polygon draw:style-name="gr14" draw:text-style-name="P1" draw:layer="layout" svg:width="0.583cm" svg:height="0.956cm" svg:x="31.851cm" svg:y="14.663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32.035cm" svg:y="15.667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32.057cm" svg:y1="14.585cm" svg:x2="32.228cm" svg:y2="14.585cm">
            <text:p/>
          </draw:line>
        </draw:g>
        <draw:line draw:style-name="gr21" draw:text-style-name="P8" draw:layer="layout" svg:x1="29.972cm" svg:y1="15.494cm" svg:x2="31.877cm" svg:y2="15.494cm">
          <text:p/>
        </draw:line>
        <draw:line draw:style-name="gr26" draw:text-style-name="P8" draw:layer="layout" svg:x1="23.622cm" svg:y1="11.557cm" svg:x2="28.575cm" svg:y2="13.335cm">
          <text:p/>
        </draw:line>
        <draw:frame draw:style-name="gr13" draw:layer="layout" svg:width="2.032cm" svg:height="1.031cm" svg:x="33.02cm" svg:y="7.62cm">
          <draw:image xlink:href="Pictures/10000448000007F100000408893651A09CB92D5D.emf" xlink:type="simple" xlink:show="embed" xlink:actuate="onLoad" loext:mime-type="image/x-emf">
            <text:p/>
          </draw:image>
          <draw:image xlink:href="Pictures/100002010000004D000000274534B32773ADBB08.png" xlink:type="simple" xlink:show="embed" xlink:actuate="onLoad" loext:mime-type="image/png"/>
        </draw:frame>
        <draw:frame draw:style-name="gr13" draw:layer="layout" svg:width="0.844cm" svg:height="1.531cm" svg:x="35.605cm" svg:y="2.413cm">
          <draw:image xlink:href="Pictures/10001CEC0000034D000005FC746D9BAC3406FEC5.emf" xlink:type="simple" xlink:show="embed" xlink:actuate="onLoad" loext:mime-type="image/x-emf">
            <text:p/>
          </draw:image>
          <draw:image xlink:href="Pictures/10000201000000200000003A7D456620CB228A85.png" xlink:type="simple" xlink:show="embed" xlink:actuate="onLoad" loext:mime-type="image/png"/>
        </draw:frame>
        <draw:frame draw:style-name="gr28" draw:text-style-name="P8" draw:layer="layout" svg:width="1.524cm" svg:height="1.524cm" svg:x="37.465cm" svg:y="4.826cm">
          <draw:image xlink:href="Pictures/100002010000020000000200F2796E82A867355B.png" xlink:type="simple" xlink:show="embed" xlink:actuate="onLoad" loext:mime-type="image/png">
            <text:p/>
          </draw:image>
        </draw:frame>
        <draw:line draw:style-name="gr25" draw:text-style-name="P8" draw:layer="layout" svg:x1="35.941cm" svg:y1="3.71cm" svg:x2="34.798cm" svg:y2="7.647cm">
          <text:p/>
        </draw:line>
        <draw:line draw:style-name="gr25" draw:text-style-name="P8" draw:layer="layout" svg:x1="37.592cm" svg:y1="5.842cm" svg:x2="34.798cm" svg:y2="8.001cm">
          <text:p/>
        </draw:line>
        <draw:line draw:style-name="gr26" draw:text-style-name="P8" draw:layer="layout" svg:x1="33.274cm" svg:y1="8.382cm" svg:x2="23.749cm" svg:y2="11.43cm">
          <text:p/>
        </draw:line>
        <draw:frame draw:style-name="gr28" draw:text-style-name="P8" draw:layer="layout" svg:width="1.651cm" svg:height="1.651cm" svg:x="10.668cm" svg:y="3.302cm">
          <draw:image xlink:href="Pictures/100002010000020000000200CAD56EFB8A49957C.png" xlink:type="simple" xlink:show="embed" xlink:actuate="onLoad" loext:mime-type="image/png">
            <text:p/>
          </draw:image>
        </draw:frame>
        <draw:line draw:style-name="gr25" draw:text-style-name="P8" draw:layer="layout" svg:x1="17.018cm" svg:y1="4.064cm" svg:x2="12.319cm" svg:y2="4.191cm">
          <text:p/>
        </draw:line>
        <draw:frame draw:style-name="gr28" draw:text-style-name="P8" draw:layer="layout" svg:width="1.651cm" svg:height="1.651cm" svg:x="17.907cm" svg:y="16.256cm">
          <draw:image xlink:href="Pictures/100002010000020000000200CAD56EFB8A49957C.png" xlink:type="simple" xlink:show="embed" xlink:actuate="onLoad" loext:mime-type="image/png">
            <text:p/>
          </draw:image>
        </draw:frame>
        <draw:line draw:style-name="gr25" draw:text-style-name="P8" draw:layer="layout" svg:x1="18.161cm" svg:y1="17.653cm" svg:x2="17.399cm" svg:y2="21.59cm">
          <text:p/>
        </draw:line>
        <draw:frame draw:style-name="gr28" draw:text-style-name="P8" draw:layer="layout" svg:width="1.524cm" svg:height="1.524cm" svg:x="33.655cm" svg:y="18.288cm">
          <draw:image xlink:href="Pictures/100002010000020000000200F2796E82A867355B.png" xlink:type="simple" xlink:show="embed" xlink:actuate="onLoad" loext:mime-type="image/png">
            <text:p/>
          </draw:image>
        </draw:frame>
        <draw:frame draw:style-name="gr28" draw:text-style-name="P8" draw:layer="layout" svg:width="1.651cm" svg:height="1.651cm" svg:x="27.559cm" svg:y="21.463cm">
          <draw:image xlink:href="Pictures/100002010000020000000200CAD56EFB8A49957C.png" xlink:type="simple" xlink:show="embed" xlink:actuate="onLoad" loext:mime-type="image/png">
            <text:p/>
          </draw:image>
        </draw:frame>
        <draw:frame draw:style-name="gr16" draw:text-style-name="P1" draw:layer="layout" svg:width="2.4cm" svg:height="0.658cm" svg:x="28.956cm" svg:y="21.948cm">
          <draw:text-box>
            <text:p text:style-name="P2"><text:span text:style-name="T7">Принтер</text:span></text:p>
          </draw:text-box>
        </draw:frame>
        <draw:g>
          <draw:polygon draw:style-name="gr11" draw:text-style-name="P5" draw:layer="layout" svg:width="1.619cm" svg:height="0.27cm" svg:x="17.145cm" svg:y="4.445cm" svg:viewBox="0 0 1620 271" draw:points="0,271 1620,271 1620,0 0,0">
            <text:p/>
          </draw:polygon>
          <draw:frame draw:style-name="gr19" draw:text-style-name="P7" draw:layer="layout" svg:width="1.618cm" svg:height="1.033cm" svg:x="17.145cm" svg:y="4.064cm">
            <draw:text-box>
              <text:p text:style-name="P2"><text:span text:style-name="T7">Switch810</text:span></text:p>
            </draw:text-box>
          </draw:frame>
        </draw:g>
        <draw:g>
          <draw:polygon draw:style-name="gr11" draw:text-style-name="P5" draw:layer="layout" svg:width="1.65cm" svg:height="0.27cm" svg:x="14.224cm" svg:y="13.191cm" svg:viewBox="0 0 1651 271" draw:points="0,271 1651,271 1651,0 0,0">
            <text:p/>
          </draw:polygon>
          <draw:frame draw:style-name="gr19" draw:text-style-name="P7" draw:layer="layout" svg:width="1.65cm" svg:height="1.033cm" svg:x="14.224cm" svg:y="12.81cm">
            <draw:text-box>
              <text:p text:style-name="P2"><text:span text:style-name="T7">Switch1070</text:span></text:p>
            </draw:text-box>
          </draw:frame>
        </draw:g>
        <draw:g>
          <draw:polygon draw:style-name="gr11" draw:text-style-name="P5" draw:layer="layout" svg:width="1.619cm" svg:height="0.27cm" svg:x="22.098cm" svg:y="12.175cm" svg:viewBox="0 0 1620 271" draw:points="0,271 1620,271 1620,0 0,0">
            <text:p/>
          </draw:polygon>
          <draw:frame draw:style-name="gr19" draw:text-style-name="P7" draw:layer="layout" svg:width="1.619cm" svg:height="1.033cm" svg:x="22.098cm" svg:y="11.794cm">
            <draw:text-box>
              <text:p text:style-name="P2"><text:span text:style-name="T7">Switch870</text:span></text:p>
            </draw:text-box>
          </draw:frame>
        </draw:g>
        <draw:g>
          <draw:polygon draw:style-name="gr11" draw:text-style-name="P5" draw:layer="layout" svg:width="1.523cm" svg:height="0.27cm" svg:x="21.336cm" svg:y="16.256cm" svg:viewBox="0 0 1524 271" draw:points="0,271 1524,271 1524,0 0,0">
            <text:p/>
          </draw:polygon>
          <draw:frame draw:style-name="gr19" draw:text-style-name="P7" draw:layer="layout" svg:width="1.523cm" svg:height="1.033cm" svg:x="21.336cm" svg:y="15.875cm">
            <draw:text-box>
              <text:p text:style-name="P2"><text:span text:style-name="T7">Switch830</text:span></text:p>
            </draw:text-box>
          </draw:frame>
        </draw:g>
        <draw:g>
          <draw:polygon draw:style-name="gr11" draw:text-style-name="P5" draw:layer="layout" svg:width="1.777cm" svg:height="0.27cm" svg:x="6.223cm" svg:y="13.208cm" svg:viewBox="0 0 1778 271" draw:points="0,271 1778,271 1778,0 0,0">
            <text:p/>
          </draw:polygon>
          <draw:frame draw:style-name="gr19" draw:text-style-name="P7" draw:layer="layout" svg:width="1.777cm" svg:height="1.033cm" svg:x="6.223cm" svg:y="12.827cm">
            <draw:text-box>
              <text:p text:style-name="P2"><text:span text:style-name="T7">Switch1010</text:span></text:p>
            </draw:text-box>
          </draw:frame>
        </draw:g>
        <draw:g>
          <draw:polygon draw:style-name="gr11" draw:text-style-name="P5" draw:layer="layout" svg:width="1.523cm" svg:height="0.27cm" svg:x="28.702cm" svg:y="13.826cm" svg:viewBox="0 0 1524 271" draw:points="0,271 1524,271 1524,0 0,0">
            <text:p/>
          </draw:polygon>
          <draw:frame draw:style-name="gr19" draw:text-style-name="P7" draw:layer="layout" svg:width="1.523cm" svg:height="1.033cm" svg:x="28.702cm" svg:y="13.445cm">
            <draw:text-box>
              <text:p text:style-name="P2"><text:span text:style-name="T7">Switch820</text:span></text:p>
            </draw:text-box>
          </draw:frame>
        </draw:g>
        <draw:g>
          <draw:polygon draw:style-name="gr11" draw:text-style-name="P5" draw:layer="layout" svg:width="1.523cm" svg:height="0.27cm" svg:x="33.401cm" svg:y="8.68cm" svg:viewBox="0 0 1524 271" draw:points="0,271 1524,271 1524,0 0,0">
            <text:p/>
          </draw:polygon>
          <draw:frame draw:style-name="gr19" draw:text-style-name="P7" draw:layer="layout" svg:width="1.523cm" svg:height="1.033cm" svg:x="33.401cm" svg:y="8.299cm">
            <draw:text-box>
              <text:p text:style-name="P2"><text:span text:style-name="T7">Switch840</text:span></text:p>
            </draw:text-box>
          </draw:frame>
        </draw:g>
        <draw:frame draw:style-name="gr16" draw:text-style-name="P1" draw:layer="layout" svg:width="1.422cm" svg:height="0.658cm" svg:x="2.54cm" svg:y="13.566cm">
          <draw:text-box>
            <text:p text:style-name="P2"><text:span text:style-name="T7">PC1010</text:span></text:p>
          </draw:text-box>
        </draw:frame>
        <draw:frame draw:style-name="gr16" draw:text-style-name="P1" draw:layer="layout" svg:width="1.422cm" svg:height="0.658cm" svg:x="2.54cm" svg:y="11.557cm">
          <draw:text-box>
            <text:p text:style-name="P2"><text:span text:style-name="T7">PC1011</text:span></text:p>
          </draw:text-box>
        </draw:frame>
        <draw:frame draw:style-name="gr16" draw:text-style-name="P1" draw:layer="layout" svg:width="1.422cm" svg:height="0.658cm" svg:x="2.54cm" svg:y="9.629cm">
          <draw:text-box>
            <text:p text:style-name="P2"><text:span text:style-name="T7">PC1012</text:span></text:p>
          </draw:text-box>
        </draw:frame>
        <draw:frame draw:style-name="gr16" draw:text-style-name="P1" draw:layer="layout" svg:width="1.422cm" svg:height="0.658cm" svg:x="4.928cm" svg:y="8.509cm">
          <draw:text-box>
            <text:p text:style-name="P2"><text:span text:style-name="T7">PC1013</text:span></text:p>
          </draw:text-box>
        </draw:frame>
        <draw:frame draw:style-name="gr16" draw:text-style-name="P1" draw:layer="layout" svg:width="1.422cm" svg:height="0.658cm" svg:x="7.239cm" svg:y="8.486cm">
          <draw:text-box>
            <text:p text:style-name="P2"><text:span text:style-name="T7">PC1014</text:span></text:p>
          </draw:text-box>
        </draw:frame>
        <draw:frame draw:style-name="gr16" draw:text-style-name="P1" draw:layer="layout" svg:width="1.422cm" svg:height="0.658cm" svg:x="9.5cm" svg:y="8.486cm">
          <draw:text-box>
            <text:p text:style-name="P2"><text:span text:style-name="T7">PC1015</text:span></text:p>
          </draw:text-box>
        </draw:frame>
        <draw:frame draw:style-name="gr16" draw:text-style-name="P1" draw:layer="layout" svg:width="1.422cm" svg:height="0.658cm" svg:x="11.557cm" svg:y="8.509cm">
          <draw:text-box>
            <text:p text:style-name="P2"><text:span text:style-name="T7">PC1016</text:span></text:p>
          </draw:text-box>
        </draw:frame>
        <draw:frame draw:style-name="gr16" draw:text-style-name="P1" draw:layer="layout" svg:width="1.422cm" svg:height="0.658cm" svg:x="11.659cm" svg:y="10.795cm">
          <draw:text-box>
            <text:p text:style-name="P2"><text:span text:style-name="T7">PC1017</text:span></text:p>
          </draw:text-box>
        </draw:frame>
        <draw:frame draw:style-name="gr16" draw:text-style-name="P1" draw:layer="layout" svg:width="1.422cm" svg:height="0.658cm" svg:x="12.929cm" svg:y="2.54cm">
          <draw:text-box>
            <text:p text:style-name="P2"><text:span text:style-name="T7">PC810</text:span></text:p>
          </draw:text-box>
        </draw:frame>
        <draw:frame draw:style-name="gr16" draw:text-style-name="P1" draw:layer="layout" svg:width="1.422cm" svg:height="0.658cm" svg:x="15.342cm" svg:y="2.517cm">
          <draw:text-box>
            <text:p text:style-name="P2"><text:span text:style-name="T7">PC811</text:span></text:p>
          </draw:text-box>
        </draw:frame>
        <draw:frame draw:style-name="gr16" draw:text-style-name="P1" draw:layer="layout" svg:width="1.422cm" svg:height="0.658cm" svg:x="17.882cm" svg:y="2.517cm">
          <draw:text-box>
            <text:p text:style-name="P2"><text:span text:style-name="T7">PC812</text:span></text:p>
          </draw:text-box>
        </draw:frame>
        <draw:frame draw:style-name="gr16" draw:text-style-name="P1" draw:layer="layout" svg:width="1.422cm" svg:height="0.658cm" svg:x="20.549cm" svg:y="2.517cm">
          <draw:text-box>
            <text:p text:style-name="P2"><text:span text:style-name="T7">PC813</text:span></text:p>
          </draw:text-box>
        </draw:frame>
        <draw:frame draw:style-name="gr16" draw:text-style-name="P1" draw:layer="layout" svg:width="1.422cm" svg:height="0.658cm" svg:x="14.097cm" svg:y="6.35cm">
          <draw:text-box>
            <text:p text:style-name="P2"><text:span text:style-name="T7">PC814</text:span></text:p>
          </draw:text-box>
        </draw:frame>
        <draw:frame draw:style-name="gr16" draw:text-style-name="P1" draw:layer="layout" svg:width="1.422cm" svg:height="0.658cm" svg:x="16.764cm" svg:y="6.35cm">
          <draw:text-box>
            <text:p text:style-name="P2"><text:span text:style-name="T7">PC815</text:span></text:p>
          </draw:text-box>
        </draw:frame>
        <draw:frame draw:style-name="gr16" draw:text-style-name="P1" draw:layer="layout" svg:width="1.422cm" svg:height="0.658cm" svg:x="19.152cm" svg:y="6.327cm">
          <draw:text-box>
            <text:p text:style-name="P2"><text:span text:style-name="T7">PC816</text:span></text:p>
          </draw:text-box>
        </draw:frame>
        <draw:frame draw:style-name="gr16" draw:text-style-name="P1" draw:layer="layout" svg:width="1.422cm" svg:height="0.658cm" svg:x="21.819cm" svg:y="6.35cm">
          <draw:text-box>
            <text:p text:style-name="P2"><text:span text:style-name="T7">PC817</text:span></text:p>
          </draw:text-box>
        </draw:frame>
        <draw:frame draw:style-name="gr16" draw:text-style-name="P1" draw:layer="layout" svg:width="1.422cm" svg:height="0.658cm" svg:x="33.122cm" svg:y="13.439cm">
          <draw:text-box>
            <text:p text:style-name="P2"><text:span text:style-name="T7">PC820</text:span></text:p>
          </draw:text-box>
        </draw:frame>
        <draw:frame draw:style-name="gr16" draw:text-style-name="P1" draw:layer="layout" svg:width="1.422cm" svg:height="0.658cm" svg:x="37.567cm" svg:y="6.096cm">
          <draw:text-box>
            <text:p text:style-name="P2"><text:span text:style-name="T7">PC840</text:span></text:p>
          </draw:text-box>
        </draw:frame>
        <draw:frame draw:style-name="gr19" draw:text-style-name="P7" draw:layer="layout" svg:width="1.651cm" svg:height="1.033cm" svg:x="10.795cm" svg:y="4.512cm">
          <draw:text-box>
            <text:p text:style-name="P2"><text:span text:style-name="T7">Printer810</text:span></text:p>
          </draw:text-box>
        </draw:frame>
        <draw:frame draw:style-name="gr19" draw:text-style-name="P7" draw:layer="layout" svg:width="1.778cm" svg:height="1.033cm" svg:x="17.907cm" svg:y="17.399cm">
          <draw:text-box>
            <text:p text:style-name="P2"><text:span text:style-name="T7">Printer1060</text:span></text:p>
          </draw:text-box>
        </draw:frame>
        <draw:g>
          <draw:polygon draw:style-name="gr11" draw:text-style-name="P5" draw:layer="layout" svg:width="2.539cm" svg:height="0.27cm" svg:x="4.826cm" svg:y="22.428cm" svg:viewBox="0 0 2540 271" draw:points="0,271 2540,271 2540,0 0,0">
            <text:p/>
          </draw:polygon>
          <draw:frame draw:style-name="gr20" draw:text-style-name="P9" draw:layer="layout" svg:width="2.539cm" svg:height="1.185cm" svg:x="4.826cm" svg:y="21.971cm">
            <draw:text-box>
              <text:p text:style-name="P2"><text:span text:style-name="T8">AccessPoint1010</text:span></text:p>
            </draw:text-box>
          </draw:frame>
        </draw:g>
        <draw:g>
          <draw:polygon draw:style-name="gr11" draw:text-style-name="P5" draw:layer="layout" svg:width="2.514cm" svg:height="0.344cm" draw:transform="skewX (0.00296705972839035) rotate (-0.0155334303427506) translate (19.1929279482334cm 22.8720589875736cm)" svg:viewBox="0 0 2515 345" draw:points="1,345 2515,343 2514,0 0,2">
            <text:p/>
          </draw:polygon>
          <draw:frame draw:style-name="gr31" draw:text-style-name="P7" draw:layer="layout" svg:width="2.513cm" svg:height="1.77cm" draw:transform="rotate (-0.0146607657167517) translate (19.204cm 22.159cm)">
            <draw:text-box>
              <text:p text:style-name="P2"><text:span text:style-name="T7">AccessPoint1060</text:span></text:p>
            </draw:text-box>
          </draw:frame>
        </draw:g>
        <draw:g>
          <draw:polygon draw:style-name="gr11" draw:text-style-name="P5" draw:layer="layout" svg:width="1.985cm" svg:height="0.27cm" svg:x="28.494cm" svg:y="15.919cm" svg:viewBox="0 0 1986 271" draw:points="0,271 1986,271 1986,0 0,0">
            <text:p/>
          </draw:polygon>
          <draw:frame draw:style-name="gr19" draw:text-style-name="P7" draw:layer="layout" svg:width="2.24cm" svg:height="1.033cm" svg:x="28.494cm" svg:y="15.538cm">
            <draw:text-box>
              <text:p text:style-name="P2"><text:span text:style-name="T7">AccessPoint820</text:span></text:p>
            </draw:text-box>
          </draw:frame>
        </draw:g>
        <draw:frame draw:style-name="gr19" draw:text-style-name="P7" draw:layer="layout" svg:width="1.524cm" svg:height="1.033cm" svg:x="35.306cm" svg:y="3.683cm">
          <draw:text-box>
            <text:p text:style-name="P2"><text:span text:style-name="T7">Server840</text:span></text:p>
          </draw:text-box>
        </draw:frame>
        <draw:frame draw:style-name="gr28" draw:text-style-name="P8" draw:layer="layout" svg:width="1.524cm" svg:height="1.524cm" svg:x="21.209cm" svg:y="18.542cm">
          <draw:image xlink:href="Pictures/100002010000020000000200F2796E82A867355B.png" xlink:type="simple" xlink:show="embed" xlink:actuate="onLoad" loext:mime-type="image/png">
            <text:p/>
          </draw:image>
        </draw:frame>
        <draw:frame draw:style-name="gr28" draw:text-style-name="P8" draw:layer="layout" svg:width="1.524cm" svg:height="1.524cm" svg:x="18.415cm" svg:y="23.622cm">
          <draw:image xlink:href="Pictures/100002010000020000000200F2796E82A867355B.png" xlink:type="simple" xlink:show="embed" xlink:actuate="onLoad" loext:mime-type="image/png">
            <text:p/>
          </draw:image>
        </draw:frame>
        <draw:frame draw:style-name="gr16" draw:text-style-name="P1" draw:layer="layout" svg:width="1.422cm" svg:height="0.658cm" svg:x="18.542cm" svg:y="24.892cm">
          <draw:text-box>
            <text:p text:style-name="P2"><text:span text:style-name="T7">PC1060</text:span></text:p>
          </draw:text-box>
        </draw:frame>
        <draw:frame draw:style-name="gr16" draw:text-style-name="P1" draw:layer="layout" svg:width="1.422cm" svg:height="0.658cm" svg:x="21.311cm" svg:y="19.789cm">
          <draw:text-box>
            <text:p text:style-name="P2"><text:span text:style-name="T7">PC830</text:span></text:p>
          </draw:text-box>
        </draw:frame>
        <draw:frame draw:style-name="gr13" draw:layer="layout" svg:width="1.531cm" svg:height="1.062cm" svg:x="22.098cm" svg:y="8.255cm">
          <draw:image xlink:href="Pictures/1000046C000005FC000004274ADA4BCBBB2EA13A.emf" xlink:type="simple" xlink:show="embed" xlink:actuate="onLoad" loext:mime-type="image/x-emf">
            <text:p/>
          </draw:image>
          <draw:image xlink:href="Pictures/100002010000003A00000028B8A92517705BAA5D.png" xlink:type="simple" xlink:show="embed" xlink:actuate="onLoad" loext:mime-type="image/png"/>
        </draw:frame>
        <draw:line draw:style-name="gr32" draw:text-style-name="P8" draw:layer="layout" svg:x1="22.86cm" svg:y1="9.144cm" svg:x2="22.86cm" svg:y2="11.303cm">
          <text:p/>
        </draw:line>
        <draw:g>
          <draw:polygon draw:style-name="gr11" draw:text-style-name="P5" draw:layer="layout" svg:width="1.782cm" svg:height="0.27cm" svg:x="21.971cm" svg:y="9.338cm" svg:viewBox="0 0 1783 271" draw:points="0,271 1783,271 1783,0 0,0">
            <text:p/>
          </draw:polygon>
          <draw:frame draw:style-name="gr16" draw:text-style-name="P1" draw:layer="layout" svg:width="1.782cm" svg:height="0.658cm" svg:x="21.971cm" svg:y="9.144cm">
            <draw:text-box>
              <text:p text:style-name="P2"><text:span text:style-name="T7">Main router</text:span></text:p>
            </draw:text-box>
          </draw:frame>
        </draw:g>
        <draw:g>
          <draw:path draw:style-name="gr11" draw:text-style-name="P5" draw:layer="layout" svg:width="0.687cm" svg:height="1.3cm" svg:x="3.351cm" svg:y="14.351cm" svg:viewBox="0 0 688 1301" svg:d="M0 1220c0 28 23 54 51 58 0 0 169 23 293 23s293-23 293-23c28-4 51-30 51-58v-1140c0-28-23-55-51-58 0 0-165-22-293-22-124 0-293 22-293 22-28 3-51 30-51 58z">
            <text:p/>
          </draw:path>
          <draw:path draw:style-name="gr14" draw:text-style-name="P1" draw:layer="layout" svg:width="0.687cm" svg:height="1.3cm" svg:x="3.351cm" svg:y="14.351cm" svg:viewBox="0 0 688 1301" svg:d="M0 1220c0 28 23 54 51 58 0 0 169 23 293 23s293-23 293-23c28-4 51-30 51-58v-1140c0-28-23-55-51-58 0 0-165-22-293-22-124 0-293 22-293 22-28 3-51 30-51 58z">
            <text:p/>
          </draw:path>
        </draw:g>
        <draw:g>
          <draw:polygon draw:style-name="gr11" draw:text-style-name="P5" draw:layer="layout" svg:width="0.583cm" svg:height="0.956cm" svg:x="3.403cm" svg:y="14.536cm" svg:viewBox="0 0 584 957" draw:points="0,957 584,957 584,0 0,0">
            <text:p/>
          </draw:polygon>
          <draw:polygon draw:style-name="gr14" draw:text-style-name="P1" draw:layer="layout" svg:width="0.583cm" svg:height="0.956cm" svg:x="3.403cm" svg:y="14.536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3.587cm" svg:y="15.54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3.609cm" svg:y1="14.458cm" svg:x2="3.78cm" svg:y2="14.458cm">
            <text:p/>
          </draw:line>
        </draw:g>
        <draw:g>
          <draw:polygon draw:style-name="gr11" draw:text-style-name="P5" draw:layer="layout" svg:width="0.583cm" svg:height="0.956cm" svg:x="3.403cm" svg:y="14.536cm" svg:viewBox="0 0 584 957" draw:points="0,957 584,957 584,0 0,0">
            <text:p/>
          </draw:polygon>
          <draw:polygon draw:style-name="gr14" draw:text-style-name="P1" draw:layer="layout" svg:width="0.583cm" svg:height="0.956cm" svg:x="3.403cm" svg:y="14.536cm" svg:viewBox="0 0 584 957" draw:points="0,957 584,957 584,0 0,0">
            <text:p/>
          </draw:polygon>
        </draw:g>
        <draw:g>
          <draw:path draw:style-name="gr15" draw:text-style-name="P6" draw:layer="layout" svg:width="0.214cm" svg:height="0.046cm" svg:x="3.587cm" svg:y="15.54cm" svg:viewBox="0 0 215 47" svg:d="M46 24c0 4-1 8-3 11-2 4-5 7-8 9-4 2-8 3-12 3s-8-1-11-3c-4-2-7-5-9-9-2-3-3-7-3-11 0-5 1-9 3-12 2-4 5-7 9-9 3-2 7-3 11-3s8 1 12 3c3 2 6 5 8 9 2 3 3 7 3 12zM131 24c0 4-1 8-3 11-3 4-5 7-9 9s-7 3-11 3c-5 0-8-1-12-3s-6-5-9-9c-2-3-3-7-3-11 0-5 1-9 3-12 3-4 5-7 9-9s7-3 12-3c4 0 7 1 11 3s6 5 9 9c2 3 3 7 3 12zM215 24c0 4-1 8-3 11-2 4-5 7-9 9-3 2-7 3-11 3s-8-1-12-3c-3-2-6-5-8-9-2-3-3-7-3-11 0-5 1-9 3-12 2-4 5-7 8-9 4-2 8-3 12-3s8 1 11 3c4 2 7 5 9 9 2 3 3 7 3 12z">
            <text:p/>
          </draw:path>
          <draw:line draw:style-name="gr14" draw:text-style-name="P1" draw:layer="layout" svg:x1="3.609cm" svg:y1="14.458cm" svg:x2="3.78cm" svg:y2="14.458cm">
            <text:p/>
          </draw:line>
        </draw:g>
        <draw:frame draw:style-name="gr19" draw:text-style-name="P7" draw:layer="layout" svg:width="1.803cm" svg:height="1.033cm" svg:x="3.023cm" svg:y="15.35cm">
          <draw:text-box>
            <text:p text:style-name="P2"><text:span text:style-name="T7">Phone10129</text:span></text:p>
          </draw:text-box>
        </draw:frame>
        <draw:line draw:style-name="gr22" draw:text-style-name="P8" draw:layer="layout" svg:x1="3.81cm" svg:y1="16.256cm" svg:x2="5.843cm" svg:y2="21.845cm">
          <text:p/>
        </draw:line>
        <draw:line draw:style-name="gr21" draw:text-style-name="P8" draw:layer="layout" svg:x1="33.274cm" svg:y1="22.987cm" svg:x2="37.338cm" svg:y2="22.987cm">
          <text:p/>
        </draw:line>
        <draw:frame draw:style-name="gr19" draw:text-style-name="P1" draw:layer="layout" svg:width="2.4cm" svg:height="1.033cm" svg:x="37.859cm" svg:y="22.352cm">
          <draw:text-box>
            <text:p text:style-name="P2"><text:span text:style-name="T7">Беспроводное подключение</text:span></text:p>
          </draw:text-box>
        </draw:frame>
        <draw:frame draw:style-name="gr19" draw:text-style-name="P7" draw:layer="layout" svg:width="1.778cm" svg:height="1.033cm" svg:x="5.334cm" svg:y="17.129cm">
          <draw:text-box>
            <text:p text:style-name="P2"><text:span text:style-name="T7">Phone1013</text:span></text:p>
          </draw:text-box>
        </draw:frame>
        <draw:frame draw:style-name="gr13" draw:layer="layout" svg:width="1.532cm" svg:height="0.687cm" svg:x="5.199cm" svg:y="21.665cm">
          <draw:image xlink:href="Pictures/10000D4C000005FD000002B009DDC9134F07BA01.emf" xlink:type="simple" xlink:show="embed" xlink:actuate="onLoad" loext:mime-type="image/x-emf">
            <text:p/>
          </draw:image>
          <draw:image xlink:href="Pictures/100002010000003A0000001A33347226C5A5F3EA.png" xlink:type="simple" xlink:show="embed" xlink:actuate="onLoad" loext:mime-type="image/png"/>
        </draw:frame>
        <draw:frame draw:style-name="gr19" draw:text-style-name="P7" draw:layer="layout" svg:width="1.905cm" svg:height="1.033cm" svg:x="6.731cm" svg:y="17.018cm">
          <draw:text-box>
            <text:p text:style-name="P2"><text:span text:style-name="T7">Phone1014</text:span></text:p>
          </draw:text-box>
        </draw:frame>
        <draw:frame draw:style-name="gr13" draw:layer="layout" svg:width="1.532cm" svg:height="0.687cm" svg:x="26.789cm" svg:y="3.302cm">
          <draw:image xlink:href="Pictures/10000D4C000005FD000002B009DDC9134F07BA01.emf" xlink:type="simple" xlink:show="embed" xlink:actuate="onLoad" loext:mime-type="image/x-emf">
            <text:p/>
          </draw:image>
          <draw:image xlink:href="Pictures/100002010000003A0000001A33347226C5A5F3EA.png" xlink:type="simple" xlink:show="embed" xlink:actuate="onLoad" loext:mime-type="image/png"/>
        </draw:frame>
        <draw:g>
          <draw:polygon draw:style-name="gr11" draw:text-style-name="P5" draw:layer="layout" svg:width="1.65cm" svg:height="0.27cm" svg:x="16.383cm" svg:y="22.589cm" svg:viewBox="0 0 1651 271" draw:points="0,271 1651,271 1651,0 0,0">
            <text:p/>
          </draw:polygon>
          <draw:frame draw:style-name="gr19" draw:text-style-name="P7" draw:layer="layout" svg:width="1.65cm" svg:height="1.033cm" svg:x="16.383cm" svg:y="22.208cm">
            <draw:text-box>
              <text:p text:style-name="P2"><text:span text:style-name="T7">Switch1060</text:span></text:p>
            </draw:text-box>
          </draw:frame>
        </draw:g>
        <draw:frame draw:style-name="gr33" draw:text-style-name="P8" draw:layer="layout" svg:width="2.326cm" svg:height="2.326cm" svg:x="25.4cm" svg:y="7.453cm">
          <draw:image xlink:href="Pictures/10000201000006400000064078F06FBBFC5DEF66.png" xlink:type="simple" xlink:show="embed" xlink:actuate="onLoad" loext:mime-type="image/png">
            <text:p/>
          </draw:image>
        </draw:frame>
        <draw:line draw:style-name="gr32" draw:text-style-name="P8" draw:layer="layout" svg:x1="25.908cm" svg:y1="9.017cm" svg:x2="23.622cm" svg:y2="9.017cm">
          <text:p/>
        </draw:line>
        <draw:g>
          <draw:polygon draw:style-name="gr11" draw:text-style-name="P5" draw:layer="layout" svg:width="1.782cm" svg:height="0.27cm" svg:x="25.649cm" svg:y="9.442cm" svg:viewBox="0 0 1783 271" draw:points="0,271 1783,271 1783,0 0,0">
            <text:p/>
          </draw:polygon>
          <draw:frame draw:style-name="gr16" draw:text-style-name="P1" draw:layer="layout" svg:width="1.782cm" svg:height="0.658cm" svg:x="25.649cm" svg:y="9.248cm">
            <draw:text-box>
              <text:p text:style-name="P2"><text:span text:style-name="T7">Interne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_31_11" draw:display-name="111" draw:style="rect" draw:dots1="1" draw:dots1-length="0.483cm" draw:distance="0.279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Ultrafine_20_Dashed" svg:stroke-width="0cm" svg:stroke-color="#000000" draw:marker-start-width="0.203cm" draw:marker-end-width="0.203cm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10T02:04:42.525000000</dc:date>
    <meta:creation-date>2017-12-21T00:12:51Z</meta:creation-date>
    <meta:generator>LibreOffice/6.1.4.2$Windows_X86_64 LibreOffice_project/9d0f32d1f0b509096fd65e0d4bec26ddd1938fd3</meta:generator>
    <meta:editing-duration>PT3H32M30S</meta:editing-duration>
    <meta:editing-cycles>10</meta:editing-cycles>
    <meta:document-statistic meta:object-count="1049"/>
  </office:meta>
</office:document-meta>
</file>